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4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 style:data-style-name="N122"/>
    <style:style style:name="ce3" style:family="table-cell" style:parent-style-name="Default" style:data-style-name="N1"/>
    <style:style style:name="ce6" style:family="table-cell" style:parent-style-name="Default" style:data-style-name="N11"/>
    <style:style style:name="ce5" style:family="table-cell" style:parent-style-name="Default" style:data-style-name="N3"/>
    <style:style style:name="ce8" style:family="table-cell" style:parent-style-name="Default" style:data-style-name="N2"/>
    <style:style style:name="ce10" style:family="table-cell" style:parent-style-name="Default" style:data-style-name="N136"/>
    <style:style style:name="ce14" style:family="table-cell" style:parent-style-name="Default" style:data-style-name="N125"/>
    <style:style style:name="ce15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1.3.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\sig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. 1</text:p>
          </table:table-cell>
          <table:table-cell/>
          <table:table-cell office:value-type="string" calcext:value-type="string">
            <text:p>\sigma</text:p>
          </table:table-cell>
          <table:table-cell table:number-columns-repeated="3"/>
          <table:table-cell office:value-type="string" calcext:value-type="string">
            <text:p>\sigma</text:p>
          </table:table-cell>
          <table:table-cell table:number-columns-repeated="3"/>
          <table:table-cell office:value-type="string" calcext:value-type="string">
            <text:p>k_доб^-1, мм/Н</text:p>
          </table:table-cell>
          <table:table-cell table:style-name="ce9" office:value-type="float" office:value="0.0549566415946057" calcext:value-type="float">
            <text:p>0.055</text:p>
          </table:table-cell>
          <table:table-cell table:style-name="ce9" office:value-type="float" office:value="0.00102868230460918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пр, мм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S, мм^2</text:p>
          </table:table-cell>
          <table:table-cell table:style-name="ce9" table:formula="of:=[.B4]*[.B4]*PI() / 4" office:value-type="float" office:value="0.1661902513749" calcext:value-type="float">
            <text:p>0.166</text:p>
          </table:table-cell>
          <table:table-cell table:style-name="ce9" table:formula="of:=PI()*[.B4]*[.C4]/2" office:value-type="float" office:value="0.00722566310325652" calcext:value-type="float">
            <text:p>0.007</text:p>
          </table:table-cell>
          <table:table-cell table:number-columns-repeated="3"/>
          <table:table-cell office:value-type="string" calcext:value-type="string">
            <text:p>k_уб^-1, мм/Н</text:p>
          </table:table-cell>
          <table:table-cell table:style-name="ce9" office:value-type="float" office:value="0.0548112549306288" calcext:value-type="float">
            <text:p>0.055</text:p>
          </table:table-cell>
          <table:table-cell table:style-name="ce9" office:value-type="float" office:value="0.00106990272106923" calcext:value-type="float">
            <text:p>0.001</text:p>
          </table:table-cell>
          <table:table-cell/>
          <table:table-cell office:value-type="string" calcext:value-type="string">
            <text:p>E</text:p>
          </table:table-cell>
          <table:table-cell table:style-name="ce5" table:formula="of:=[.L7]*[.B7]/100 / [.F6]" office:value-type="float" office:value="193176820210.509" calcext:value-type="float">
            <text:p>193,176,820,211</text:p>
          </table:table-cell>
        </table:table-row>
        <table:table-row table:style-name="ro1">
          <table:table-cell office:value-type="string" calcext:value-type="string">
            <text:p>r, м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^-1, мм/Н</text:p>
          </table:table-cell>
          <table:table-cell table:style-name="ce9" table:formula="of:=AVERAGE([.L3:.L4])" office:value-type="float" office:value="0.0548839482626172" calcext:value-type="float">
            <text:p>0.055</text:p>
          </table:table-cell>
          <table:table-cell table:style-name="ce9" table:formula="of:=AVERAGE([.M3:.M4])" office:value-type="float" office:value="0.00104929251283921" calcext:value-type="float">
            <text:p>0.001</text:p>
          </table:table-cell>
          <table:table-cell/>
          <table:table-cell office:value-type="string" calcext:value-type="string">
            <text:p>\sigma_E</text:p>
          </table:table-cell>
          <table:table-cell table:style-name="ce5" table:formula="of:=SQRT(POWER([.P4]/[.L7]; 2) * POWER([.M7]; 2) + POWER([.P4]/[.B7] * [.C7]; 2) + POWER([.P4]/[.F6] * [.G6]; 2))" office:value-type="float" office:value="9175784990.90091" calcext:value-type="float">
            <text:p>9,175,784,991</text:p>
          </table:table-cell>
        </table:table-row>
        <table:table-row table:style-name="ro1">
          <table:table-cell office:value-type="string" calcext:value-type="string">
            <text:p>h, см</text:p>
          </table:table-cell>
          <table:table-cell office:value-type="float" office:value="143.1" calcext:value-type="float">
            <text:p>143.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, м^2</text:p>
          </table:table-cell>
          <table:table-cell table:formula="of:=[.F4]/1000/1000" office:value-type="float" office:value="0.0000001661902513749" calcext:value-type="float">
            <text:p>1.661902513749E-07</text:p>
          </table:table-cell>
          <table:table-cell table:formula="of:=[.G4]/1000/1000" office:value-type="float" office:value="0.00000000722566310326" calcext:value-type="float">
            <text:p>7.22566310325652E-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, см</text:p>
          </table:table-cell>
          <table:table-cell office:value-type="float" office:value="176.2" calcext:value-type="float">
            <text:p>176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7"/>
          <table:table-cell table:number-columns-repeated="5"/>
          <table:table-cell office:value-type="string" calcext:value-type="string">
            <text:p>k, Н/м</text:p>
          </table:table-cell>
          <table:table-cell table:style-name="ce3" table:formula="of:=POWER([.L5]; -1)*1000" office:value-type="float" office:value="18220.2635133873" calcext:value-type="float">
            <text:p>18220</text:p>
          </table:table-cell>
          <table:table-cell table:style-name="ce3" table:formula="of:=[.M5]/1000 / POWER([.L5]/1000; 2)" office:value-type="float" office:value="348.342032447702" calcext:value-type="float">
            <text:p>34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6" table:formula="of:=[.M7]/[.L7]" office:value-type="percentage" office:value="0.0191183860865546" calcext:value-type="percentage">
            <text:p>1.91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чальное положение</text:p>
            <text:p>Шкалы, n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общие массы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общ, г</text:p>
          </table:table-cell>
          <table:table-cell office:value-type="float" office:value="501.4" calcext:value-type="float">
            <text:p>501.4</text:p>
          </table:table-cell>
          <table:table-cell table:formula="of:=[.B34]+[.C14]" office:value-type="float" office:value="747.5" calcext:value-type="float">
            <text:p>747.5</text:p>
          </table:table-cell>
          <table:table-cell table:formula="of:=[.C13]+[.D14]" office:value-type="float" office:value="993.1" calcext:value-type="float">
            <text:p>993.1</text:p>
          </table:table-cell>
          <table:table-cell table:formula="of:=[.D13]+[.E14]" office:value-type="float" office:value="1238.4" calcext:value-type="float">
            <text:p>1238.4</text:p>
          </table:table-cell>
          <table:table-cell table:formula="of:=[.E13]+[.F14]" office:value-type="float" office:value="1483.9" calcext:value-type="float">
            <text:p>1483.9</text:p>
          </table:table-cell>
          <table:table-cell table:formula="of:=[.F13]+[.G14]" office:value-type="float" office:value="1729.5" calcext:value-type="float">
            <text:p>1729.5</text:p>
          </table:table-cell>
          <table:table-cell table:formula="of:=[.G13]+[.H14]" office:value-type="float" office:value="1973.9" calcext:value-type="float">
            <text:p>1973.9</text:p>
          </table:table-cell>
          <table:table-cell table:formula="of:=[.H13]+[.I14]" office:value-type="float" office:value="2219.2" calcext:value-type="float">
            <text:p>2219.2</text:p>
          </table:table-cell>
          <table:table-cell table:formula="of:=[.I13]+[.J14]" office:value-type="float" office:value="2464.8" calcext:value-type="float">
            <text:p>2464.8</text:p>
          </table:table-cell>
          <table:table-cell table:formula="of:=[.J13]+[.K14]" office:value-type="float" office:value="2710.3" calcext:value-type="float">
            <text:p>2710.3</text:p>
          </table:table-cell>
          <table:table-cell table:formula="of:=[.K13]+[.L14]" office:value-type="float" office:value="2955.9" calcext:value-type="float">
            <text:p>2955.9</text:p>
          </table:table-cell>
          <table:table-cell table:formula="of:=[.L13]+[.M14]" office:value-type="float" office:value="3201.7" calcext:value-type="float">
            <text:p>3201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доб, г</text:p>
          </table:table-cell>
          <table:table-cell office:value-type="float" office:value="0" calcext:value-type="float">
            <text:p>0</text:p>
          </table:table-cell>
          <table:table-cell office:value-type="float" office:value="246.1" calcext:value-type="float">
            <text:p>246.1</text:p>
          </table:table-cell>
          <table:table-cell office:value-type="float" office:value="245.6" calcext:value-type="float">
            <text:p>245.6</text:p>
          </table:table-cell>
          <table:table-cell office:value-type="float" office:value="245.3" calcext:value-type="float">
            <text:p>245.3</text:p>
          </table:table-cell>
          <table:table-cell office:value-type="float" office:value="245.5" calcext:value-type="float">
            <text:p>245.5</text:p>
          </table:table-cell>
          <table:table-cell office:value-type="float" office:value="245.6" calcext:value-type="float">
            <text:p>245.6</text:p>
          </table:table-cell>
          <table:table-cell office:value-type="float" office:value="244.4" calcext:value-type="float">
            <text:p>244.4</text:p>
          </table:table-cell>
          <table:table-cell office:value-type="float" office:value="245.3" calcext:value-type="float">
            <text:p>245.3</text:p>
          </table:table-cell>
          <table:table-cell office:value-type="float" office:value="245.6" calcext:value-type="float">
            <text:p>245.6</text:p>
          </table:table-cell>
          <table:table-cell office:value-type="float" office:value="245.5" calcext:value-type="float">
            <text:p>245.5</text:p>
          </table:table-cell>
          <table:table-cell office:value-type="float" office:value="245.6" calcext:value-type="float">
            <text:p>245.6</text:p>
          </table:table-cell>
          <table:table-cell office:value-type="float" office:value="245.8" calcext:value-type="float">
            <text:p>245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formula="of:=[.F35]" office:value-type="float" office:value="21.9" calcext:value-type="float">
            <text:p>21.9</text:p>
          </table:table-cell>
          <table:table-cell office:value-type="float" office:value="25.1" calcext:value-type="float">
            <text:p>25.1</text:p>
          </table:table-cell>
          <table:table-cell office:value-type="float" office:value="27.8" calcext:value-type="float">
            <text:p>27.8</text:p>
          </table:table-cell>
          <table:table-cell office:value-type="float" office:value="30.5" calcext:value-type="float">
            <text:p>30.5</text:p>
          </table:table-cell>
          <table:table-cell office:value-type="float" office:value="33.2" calcext:value-type="float">
            <text:p>33.2</text:p>
          </table:table-cell>
          <table:table-cell office:value-type="float" office:value="35.7" calcext:value-type="float">
            <text:p>35.7</text:p>
          </table:table-cell>
          <table:table-cell office:value-type="float" office:value="38.3" calcext:value-type="float">
            <text:p>38.3</text:p>
          </table:table-cell>
          <table:table-cell office:value-type="float" office:value="40.7" calcext:value-type="float">
            <text:p>40.7</text:p>
          </table:table-cell>
          <table:table-cell office:value-type="float" office:value="43.3" calcext:value-type="float">
            <text:p>43.3</text:p>
          </table:table-cell>
          <table:table-cell office:value-type="float" office:value="45.7" calcext:value-type="float">
            <text:p>45.7</text:p>
          </table:table-cell>
          <table:table-cell office:value-type="float" office:value="48.4" calcext:value-type="float">
            <text:p>48.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sigma_m, г</text:p>
          </table:table-cell>
          <table:table-cell office:value-type="float" office:value="0.3" calcext:value-type="float">
            <text:p>0.3</text:p>
          </table:table-cell>
          <table:table-cell table:formula="of:=[.B16]+[.$B$16]" office:value-type="float" office:value="0.6" calcext:value-type="float">
            <text:p>0.6</text:p>
          </table:table-cell>
          <table:table-cell table:formula="of:=[.C16]+[.$B$16]" office:value-type="float" office:value="0.9" calcext:value-type="float">
            <text:p>0.9</text:p>
          </table:table-cell>
          <table:table-cell table:formula="of:=[.D16]+[.$B$16]" office:value-type="float" office:value="1.2" calcext:value-type="float">
            <text:p>1.2</text:p>
          </table:table-cell>
          <table:table-cell table:formula="of:=[.E16]+[.$B$16]" office:value-type="float" office:value="1.5" calcext:value-type="float">
            <text:p>1.5</text:p>
          </table:table-cell>
          <table:table-cell table:formula="of:=[.F16]+[.$B$16]" office:value-type="float" office:value="1.8" calcext:value-type="float">
            <text:p>1.8</text:p>
          </table:table-cell>
          <table:table-cell table:formula="of:=[.G16]+[.$B$16]" office:value-type="float" office:value="2.1" calcext:value-type="float">
            <text:p>2.1</text:p>
          </table:table-cell>
          <table:table-cell table:formula="of:=[.H16]+[.$B$16]" office:value-type="float" office:value="2.4" calcext:value-type="float">
            <text:p>2.4</text:p>
          </table:table-cell>
          <table:table-cell table:formula="of:=[.I16]+[.$B$16]" office:value-type="float" office:value="2.7" calcext:value-type="float">
            <text:p>2.7</text:p>
          </table:table-cell>
          <table:table-cell table:formula="of:=[.J16]+[.$B$16]" office:value-type="float" office:value="3" calcext:value-type="float">
            <text:p>3</text:p>
          </table:table-cell>
          <table:table-cell table:formula="of:=[.K16]+[.$B$16]" office:value-type="float" office:value="3.3" calcext:value-type="float">
            <text:p>3.3</text:p>
          </table:table-cell>
          <table:table-cell table:formula="of:=[.L16]+[.$B$16]"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sigma_n</text:p>
          </table:table-cell>
          <table:table-cell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, удлинение, дел</text:p>
          </table:table-cell>
          <table:table-cell office:value-type="float" office:value="0" calcext:value-type="float">
            <text:p>0</text:p>
          </table:table-cell>
          <table:table-cell table:formula="of:=[.C15]-[.$B$15]" office:value-type="float" office:value="3.2" calcext:value-type="float">
            <text:p>3.2</text:p>
          </table:table-cell>
          <table:table-cell table:formula="of:=[.D15]-[.$B$15]" office:value-type="float" office:value="5.9" calcext:value-type="float">
            <text:p>5.9</text:p>
          </table:table-cell>
          <table:table-cell table:formula="of:=[.E15]-[.$B$15]" office:value-type="float" office:value="8.6" calcext:value-type="float">
            <text:p>8.6</text:p>
          </table:table-cell>
          <table:table-cell table:formula="of:=[.F15]-[.$B$15]" office:value-type="float" office:value="11.3" calcext:value-type="float">
            <text:p>11.3</text:p>
          </table:table-cell>
          <table:table-cell table:formula="of:=[.G15]-[.$B$15]" office:value-type="float" office:value="13.8" calcext:value-type="float">
            <text:p>13.8</text:p>
          </table:table-cell>
          <table:table-cell table:formula="of:=[.H15]-[.$B$15]" office:value-type="float" office:value="16.4" calcext:value-type="float">
            <text:p>16.4</text:p>
          </table:table-cell>
          <table:table-cell table:formula="of:=[.I15]-[.$B$15]" office:value-type="float" office:value="18.8" calcext:value-type="float">
            <text:p>18.8</text:p>
          </table:table-cell>
          <table:table-cell table:formula="of:=[.J15]-[.$B$15]" office:value-type="float" office:value="21.4" calcext:value-type="float">
            <text:p>21.4</text:p>
          </table:table-cell>
          <table:table-cell table:formula="of:=[.K15]-[.$B$15]" office:value-type="float" office:value="23.8" calcext:value-type="float">
            <text:p>23.8</text:p>
          </table:table-cell>
          <table:table-cell table:formula="of:=[.L15]-[.$B$15]" office:value-type="float" office:value="26.5" calcext:value-type="float">
            <text:p>26.5</text:p>
          </table:table-cell>
          <table:table-cell table:formula="of:=[.M15]-[.$B$15]" office:value-type="float" office:value="27.1" calcext:value-type="float">
            <text:p>27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3]-[.$B$13]" office:value-type="float" office:value="246.1" calcext:value-type="float">
            <text:p>246.1</text:p>
          </table:table-cell>
          <table:table-cell table:formula="of:=[.D13]-[.$B$13]" office:value-type="float" office:value="491.7" calcext:value-type="float">
            <text:p>491.7</text:p>
          </table:table-cell>
          <table:table-cell table:formula="of:=[.E13]-[.$B$13]" office:value-type="float" office:value="737" calcext:value-type="float">
            <text:p>737</text:p>
          </table:table-cell>
          <table:table-cell table:formula="of:=[.F13]-[.$B$13]" office:value-type="float" office:value="982.5" calcext:value-type="float">
            <text:p>982.5</text:p>
          </table:table-cell>
          <table:table-cell table:formula="of:=[.G13]-[.$B$13]" office:value-type="float" office:value="1228.1" calcext:value-type="float">
            <text:p>1228.1</text:p>
          </table:table-cell>
          <table:table-cell table:formula="of:=[.H13]-[.$B$13]" office:value-type="float" office:value="1472.5" calcext:value-type="float">
            <text:p>1472.5</text:p>
          </table:table-cell>
          <table:table-cell table:formula="of:=[.I13]-[.$B$13]" office:value-type="float" office:value="1717.8" calcext:value-type="float">
            <text:p>1717.8</text:p>
          </table:table-cell>
          <table:table-cell table:formula="of:=[.J13]-[.$B$13]" office:value-type="float" office:value="1963.4" calcext:value-type="float">
            <text:p>1963.4</text:p>
          </table:table-cell>
          <table:table-cell table:formula="of:=[.K13]-[.$B$13]" office:value-type="float" office:value="2208.9" calcext:value-type="float">
            <text:p>2208.9</text:p>
          </table:table-cell>
          <table:table-cell table:formula="of:=[.L13]-[.$B$13]" office:value-type="float" office:value="2454.5" calcext:value-type="float">
            <text:p>2454.5</text:p>
          </table:table-cell>
          <table:table-cell table:formula="of:=[.M13]-[.$B$13]" office:value-type="float" office:value="2700.3" calcext:value-type="float">
            <text:p>2700.3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общ, г</text:p>
          </table:table-cell>
          <table:table-cell table:formula="of:=[.M13]+[.B24]" office:value-type="float" office:value="3201.7" calcext:value-type="float">
            <text:p>3201.7</text:p>
          </table:table-cell>
          <table:table-cell table:formula="of:=[.B23]+[.C24]" office:value-type="float" office:value="2955.9" calcext:value-type="float">
            <text:p>2955.9</text:p>
          </table:table-cell>
          <table:table-cell table:formula="of:=[.C23]+[.D24]" office:value-type="float" office:value="2710.3" calcext:value-type="float">
            <text:p>2710.3</text:p>
          </table:table-cell>
          <table:table-cell table:formula="of:=[.D23]+[.E24]" office:value-type="float" office:value="2464.8" calcext:value-type="float">
            <text:p>2464.8</text:p>
          </table:table-cell>
          <table:table-cell table:formula="of:=[.E23]+[.F24]" office:value-type="float" office:value="2219.2" calcext:value-type="float">
            <text:p>2219.2</text:p>
          </table:table-cell>
          <table:table-cell table:formula="of:=[.F23]+[.G24]" office:value-type="float" office:value="1973.9" calcext:value-type="float">
            <text:p>1973.9</text:p>
          </table:table-cell>
          <table:table-cell table:formula="of:=[.G23]+[.H24]" office:value-type="float" office:value="1729.5" calcext:value-type="float">
            <text:p>1729.5</text:p>
          </table:table-cell>
          <table:table-cell table:formula="of:=[.H23]+[.I24]" office:value-type="float" office:value="1483.9" calcext:value-type="float">
            <text:p>1483.9</text:p>
          </table:table-cell>
          <table:table-cell table:formula="of:=[.I23]+[.J24]" office:value-type="float" office:value="1238.4" calcext:value-type="float">
            <text:p>1238.4</text:p>
          </table:table-cell>
          <table:table-cell table:formula="of:=[.J23]+[.K24]" office:value-type="float" office:value="993.1" calcext:value-type="float">
            <text:p>993.1</text:p>
          </table:table-cell>
          <table:table-cell table:formula="of:=[.K23]+[.L24]" office:value-type="float" office:value="747.5" calcext:value-type="float">
            <text:p>747.5</text:p>
          </table:table-cell>
          <table:table-cell table:formula="of:=[.L23]+[.M24]" office:value-type="float" office:value="501.4" calcext:value-type="float">
            <text:p>50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доб, г</text:p>
          </table:table-cell>
          <table:table-cell office:value-type="float" office:value="0" calcext:value-type="float">
            <text:p>0</text:p>
          </table:table-cell>
          <table:table-cell table:formula="of:=(-245.8)" office:value-type="float" office:value="-245.8" calcext:value-type="float">
            <text:p>-245.8</text:p>
          </table:table-cell>
          <table:table-cell table:formula="of:=-245.6" office:value-type="float" office:value="-245.6" calcext:value-type="float">
            <text:p>-245.6</text:p>
          </table:table-cell>
          <table:table-cell table:formula="of:=-245.5" office:value-type="float" office:value="-245.5" calcext:value-type="float">
            <text:p>-245.5</text:p>
          </table:table-cell>
          <table:table-cell table:formula="of:=-245.6" office:value-type="float" office:value="-245.6" calcext:value-type="float">
            <text:p>-245.6</text:p>
          </table:table-cell>
          <table:table-cell table:formula="of:=-245.3" office:value-type="float" office:value="-245.3" calcext:value-type="float">
            <text:p>-245.3</text:p>
          </table:table-cell>
          <table:table-cell table:formula="of:=-244.4" office:value-type="float" office:value="-244.4" calcext:value-type="float">
            <text:p>-244.4</text:p>
          </table:table-cell>
          <table:table-cell table:formula="of:=-245.6" office:value-type="float" office:value="-245.6" calcext:value-type="float">
            <text:p>-245.6</text:p>
          </table:table-cell>
          <table:table-cell table:formula="of:=-245.5" office:value-type="float" office:value="-245.5" calcext:value-type="float">
            <text:p>-245.5</text:p>
          </table:table-cell>
          <table:table-cell table:formula="of:=-245.3" office:value-type="float" office:value="-245.3" calcext:value-type="float">
            <text:p>-245.3</text:p>
          </table:table-cell>
          <table:table-cell table:formula="of:=-245.6" office:value-type="float" office:value="-245.6" calcext:value-type="float">
            <text:p>-245.6</text:p>
          </table:table-cell>
          <table:table-cell table:formula="of:=-246.1" office:value-type="float" office:value="-246.1" calcext:value-type="float">
            <text:p>-246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float" office:value="48.5" calcext:value-type="float">
            <text:p>48.5</text:p>
          </table:table-cell>
          <table:table-cell office:value-type="float" office:value="46.2" calcext:value-type="float">
            <text:p>46.2</text:p>
          </table:table-cell>
          <table:table-cell office:value-type="float" office:value="43.5" calcext:value-type="float">
            <text:p>43.5</text:p>
          </table:table-cell>
          <table:table-cell office:value-type="float" office:value="41" calcext:value-type="float">
            <text:p>41</text:p>
          </table:table-cell>
          <table:table-cell office:value-type="float" office:value="38.4" calcext:value-type="float">
            <text:p>38.4</text:p>
          </table:table-cell>
          <table:table-cell office:value-type="float" office:value="35.9" calcext:value-type="float">
            <text:p>35.9</text:p>
          </table:table-cell>
          <table:table-cell office:value-type="float" office:value="33.2" calcext:value-type="float">
            <text:p>33.2</text:p>
          </table:table-cell>
          <table:table-cell office:value-type="float" office:value="30.7" calcext:value-type="float">
            <text:p>30.7</text:p>
          </table:table-cell>
          <table:table-cell office:value-type="float" office:value="28" calcext:value-type="float">
            <text:p>28</text:p>
          </table:table-cell>
          <table:table-cell office:value-type="float" office:value="25.2" calcext:value-type="float">
            <text:p>25.2</text:p>
          </table:table-cell>
          <table:table-cell office:value-type="float" office:value="22.3" calcext:value-type="float">
            <text:p>2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sigma_m, г</text:p>
          </table:table-cell>
          <table:table-cell table:formula="of:=[.M16]" office:value-type="float" office:value="3.6" calcext:value-type="float">
            <text:p>3.6</text:p>
          </table:table-cell>
          <table:table-cell table:formula="of:=[.B26]-[.$B$16]" office:value-type="float" office:value="3.3" calcext:value-type="float">
            <text:p>3.3</text:p>
          </table:table-cell>
          <table:table-cell table:formula="of:=[.C26]-[.$B$16]" office:value-type="float" office:value="3" calcext:value-type="float">
            <text:p>3</text:p>
          </table:table-cell>
          <table:table-cell table:formula="of:=[.D26]-[.$B$16]" office:value-type="float" office:value="2.7" calcext:value-type="float">
            <text:p>2.7</text:p>
          </table:table-cell>
          <table:table-cell table:formula="of:=[.E26]-[.$B$16]" office:value-type="float" office:value="2.4" calcext:value-type="float">
            <text:p>2.4</text:p>
          </table:table-cell>
          <table:table-cell table:formula="of:=[.F26]-[.$B$16]" office:value-type="float" office:value="2.1" calcext:value-type="float">
            <text:p>2.1</text:p>
          </table:table-cell>
          <table:table-cell table:formula="of:=[.G26]-[.$B$16]" office:value-type="float" office:value="1.8" calcext:value-type="float">
            <text:p>1.8</text:p>
          </table:table-cell>
          <table:table-cell table:formula="of:=[.H26]-[.$B$16]" office:value-type="float" office:value="1.5" calcext:value-type="float">
            <text:p>1.5</text:p>
          </table:table-cell>
          <table:table-cell table:formula="of:=[.I26]-[.$B$16]" office:value-type="float" office:value="1.2" calcext:value-type="float">
            <text:p>1.2</text:p>
          </table:table-cell>
          <table:table-cell table:formula="of:=[.J26]-[.$B$16]" office:value-type="float" office:value="0.9" calcext:value-type="float">
            <text:p>0.9</text:p>
          </table:table-cell>
          <table:table-cell table:formula="of:=[.K26]-[.$B$16]" office:value-type="float" office:value="0.6" calcext:value-type="float">
            <text:p>0.6</text:p>
          </table:table-cell>
          <table:table-cell table:formula="of:=[.L26]-[.$B$16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sigma_n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formula="of:=[.$B$17]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, удлинение, дел</text:p>
          </table:table-cell>
          <table:table-cell/>
          <table:table-cell table:formula="of:=[.C25]-[.B25]" office:value-type="float" office:value="-0.5" calcext:value-type="float">
            <text:p>-0.5</text:p>
          </table:table-cell>
          <table:table-cell table:formula="of:=[.D25]-[.C25]" office:value-type="float" office:value="-2.3" calcext:value-type="float">
            <text:p>-2.3</text:p>
          </table:table-cell>
          <table:table-cell table:formula="of:=[.E25]-[.D25]" office:value-type="float" office:value="-2.7" calcext:value-type="float">
            <text:p>-2.7</text:p>
          </table:table-cell>
          <table:table-cell table:formula="of:=[.F25]-[.E25]" office:value-type="float" office:value="-2.5" calcext:value-type="float">
            <text:p>-2.5</text:p>
          </table:table-cell>
          <table:table-cell table:formula="of:=[.G25]-[.F25]" office:value-type="float" office:value="-2.6" calcext:value-type="float">
            <text:p>-2.6</text:p>
          </table:table-cell>
          <table:table-cell table:formula="of:=[.H25]-[.G25]" office:value-type="float" office:value="-2.5" calcext:value-type="float">
            <text:p>-2.5</text:p>
          </table:table-cell>
          <table:table-cell table:formula="of:=[.I25]-[.H25]" office:value-type="float" office:value="-2.7" calcext:value-type="float">
            <text:p>-2.7</text:p>
          </table:table-cell>
          <table:table-cell table:formula="of:=[.J25]-[.I25]" office:value-type="float" office:value="-2.5" calcext:value-type="float">
            <text:p>-2.5</text:p>
          </table:table-cell>
          <table:table-cell table:formula="of:=[.K25]-[.J25]" office:value-type="float" office:value="-2.7" calcext:value-type="float">
            <text:p>-2.7</text:p>
          </table:table-cell>
          <table:table-cell table:formula="of:=[.L25]-[.K25]" office:value-type="float" office:value="-2.8" calcext:value-type="float">
            <text:p>-2.8</text:p>
          </table:table-cell>
          <table:table-cell table:formula="of:=[.M25]-[.L25]" office:value-type="float" office:value="-2.9" calcext:value-type="float">
            <text:p>-2.9</text:p>
          </table:table-cell>
          <table:table-cell table:number-columns-repeated="3"/>
        </table:table-row>
        <table:table-row table:style-name="ro1">
          <table:table-cell/>
          <table:table-cell table:formula="of:=[.B23]-[.$B$13]" office:value-type="float" office:value="2700.3" calcext:value-type="float">
            <text:p>2700.3</text:p>
          </table:table-cell>
          <table:table-cell table:formula="of:=[.C23]-[.$B$13]" office:value-type="float" office:value="2454.5" calcext:value-type="float">
            <text:p>2454.5</text:p>
          </table:table-cell>
          <table:table-cell table:formula="of:=[.D23]-[.$B$13]" office:value-type="float" office:value="2208.9" calcext:value-type="float">
            <text:p>2208.9</text:p>
          </table:table-cell>
          <table:table-cell table:formula="of:=[.E23]-[.$B$13]" office:value-type="float" office:value="1963.4" calcext:value-type="float">
            <text:p>1963.4</text:p>
          </table:table-cell>
          <table:table-cell table:formula="of:=[.F23]-[.$B$13]" office:value-type="float" office:value="1717.8" calcext:value-type="float">
            <text:p>1717.8</text:p>
          </table:table-cell>
          <table:table-cell table:formula="of:=[.G23]-[.$B$13]" office:value-type="float" office:value="1472.5" calcext:value-type="float">
            <text:p>1472.5</text:p>
          </table:table-cell>
          <table:table-cell table:formula="of:=[.H23]-[.$B$13]" office:value-type="float" office:value="1228.1" calcext:value-type="float">
            <text:p>1228.1</text:p>
          </table:table-cell>
          <table:table-cell table:formula="of:=[.I23]-[.$B$13]" office:value-type="float" office:value="982.5" calcext:value-type="float">
            <text:p>982.5</text:p>
          </table:table-cell>
          <table:table-cell table:formula="of:=[.J23]-[.$B$13]" office:value-type="float" office:value="737" calcext:value-type="float">
            <text:p>737</text:p>
          </table:table-cell>
          <table:table-cell table:formula="of:=[.K23]-[.$B$13]" office:value-type="float" office:value="491.7" calcext:value-type="float">
            <text:p>491.7</text:p>
          </table:table-cell>
          <table:table-cell table:formula="of:=[.L23]-[.$B$13]" office:value-type="float" office:value="246.1" calcext:value-type="float">
            <text:p>246.1</text:p>
          </table:table-cell>
          <table:table-cell table:formula="of:=[.M23]-[.$B$13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макс нагрузк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общ, г</text:p>
          </table:table-cell>
          <table:table-cell office:value-type="float" office:value="501.4" calcext:value-type="float">
            <text:p>501.4</text:p>
          </table:table-cell>
          <table:table-cell table:formula="of:=[.B34]+245.6" office:value-type="float" office:value="747" calcext:value-type="float">
            <text:p>747</text:p>
          </table:table-cell>
          <table:table-cell table:formula="of:=[.B34]" office:value-type="float" office:value="501.4" calcext:value-type="float">
            <text:p>501.4</text:p>
          </table:table-cell>
          <table:table-cell table:formula="of:=[.D34]+246.1" office:value-type="float" office:value="747.5" calcext:value-type="float">
            <text:p>747.5</text:p>
          </table:table-cell>
          <table:table-cell table:formula="of:=[.D34]" office:value-type="float" office:value="501.4" calcext:value-type="float">
            <text:p>50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formula="of:=[.B9]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.1" calcext:value-type="float">
            <text:p>22.1</text:p>
          </table:table-cell>
          <table:table-cell office:value-type="float" office:value="25" calcext:value-type="float">
            <text:p>25</text:p>
          </table:table-cell>
          <table:table-cell office:value-type="float" office:value="21.9" calcext:value-type="float">
            <text:p>21.9</text:p>
          </table:table-cell>
          <table:table-cell table:number-columns-repeated="10"/>
        </table:table-row>
      </table:table>
      <table:table table:name="1.3.2" table:style-name="ta1"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сталь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, мм</text:p>
          </table:table-cell>
          <table:table-cell office:value-type="float" office:value="1730" calcext:value-type="float">
            <text:p>17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\sigma_l, мм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\sigma</text:p>
          </table:table-cell>
          <table:table-cell office:value-type="string" calcext:value-type="string">
            <text:p>\varepsil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, с^2/см^2</text:p>
          </table:table-cell>
          <table:table-cell table:style-name="ce14" office:value-type="float" office:value="0.0740676427340878" calcext:value-type="float">
            <text:p>0.0741</text:p>
          </table:table-cell>
          <table:table-cell table:style-name="ce14" office:value-type="float" office:value="0.000259892794651018" calcext:value-type="float">
            <text:p>0.0003</text:p>
          </table:table-cell>
          <table:table-cell table:style-name="ce6" table:formula="of:=[.K5]/[.J5]" office:value-type="percentage" office:value="0.00350885737762799" calcext:value-type="percentage">
            <text:p>0.3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, мм</text:p>
          </table:table-cell>
          <table:table-cell table:formula="of:=1.56" office:value-type="float" office:value="1.56" calcext:value-type="float">
            <text:p>1.56</text:p>
          </table:table-cell>
          <table:table-cell office:value-type="float" office:value="1.57" calcext:value-type="float">
            <text:p>1.57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1.56" calcext:value-type="float">
            <text:p>1.56</text:p>
          </table:table-cell>
          <table:table-cell table:number-columns-repeated="2"/>
          <table:table-cell office:value-type="string" calcext:value-type="string">
            <text:p>b, с^2</text:p>
          </table:table-cell>
          <table:table-cell table:style-name="ce8" office:value-type="float" office:value="2.43904376097445" calcext:value-type="float">
            <text:p>2.44</text:p>
          </table:table-cell>
          <table:table-cell table:style-name="ce8" office:value-type="float" office:value="0.0261054715699468" calcext:value-type="float">
            <text:p>0.03</text:p>
          </table:table-cell>
          <table:table-cell table:style-name="ce6" table:formula="of:=[.K6]/[.J6]" office:value-type="percentage" office:value="0.0107031583391997" calcext:value-type="percentage">
            <text:p>1.0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_пр, мм</text:p>
          </table:table-cell>
          <table:table-cell table:formula="of:=AVERAGE([.B6:.F6])" office:value-type="float" office:value="1.568" calcext:value-type="float">
            <text:p>1.568</text:p>
          </table:table-cell>
          <table:table-cell office:value-type="float" office:value="0.001" calcext:value-type="float">
            <text:p>0.001</text:p>
          </table:table-cell>
          <table:table-cell table:style-name="ce6" table:formula="of:=[.C7]/[.B7]" office:value-type="percentage" office:value="0.000637755102040816" calcext:value-type="percentage">
            <text:p>0.06%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\sigma</text:p>
          </table:table-cell>
          <table:table-cell table:number-columns-repeated="2"/>
          <table:table-cell office:value-type="string" calcext:value-type="string">
            <text:p>\sigm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15" table:formula="of:=4*PI()*PI()*([.B9]+[.B10])/1000 / ([.J5]*10000)" office:value-type="float" office:value="0.0216719798354596" calcext:value-type="float">
            <text:p>0.02167</text:p>
          </table:table-cell>
          <table:table-cell table:style-name="ce15" table:formula="of:=SQRT(POWER([.C9]/1000 * 4 * PI() /  ([.J5] * 10000); 2) + POWER([.C10]/1000 * 4 * PI() /  ([.J5] * 10000); 2) + POWER([.K5] * [.J8] / [.J5]; 2))" office:value-type="float" office:value="0.00007638380211106" calcext:value-type="float">
            <text:p>0.00008</text:p>
          </table:table-cell>
          <table:table-cell table:style-name="ce6" table:formula="of:=[.K8]/[.J8]" office:value-type="percentage" office:value="0.00352454195191162" calcext:value-type="percentage">
            <text:p>0.3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_1, г</text:p>
          </table:table-cell>
          <table:table-cell office:value-type="float" office:value="204.1" calcext:value-type="float">
            <text:p>204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_1, г*м^2</text:p>
          </table:table-cell>
          <table:table-cell table:style-name="ce9" table:formula="of:=[.B9]*([.B11]*[.B11]/12 + [.B13]*[.B13]/16)/10000" office:value-type="float" office:value="3.065310547" calcext:value-type="float">
            <text:p>3.065</text:p>
          </table:table-cell>
          <table:table-cell table:style-name="ce9" table:formula="of:=SQRT(POWER([.C9]*[.E9]/[.B9]; 2) + POWER([.C11]/100*[.B9] * [.B11]/100 / 6; 2) + POWER([.C13]/1000 * [.B9] * [.B13]/1000 / 4; 2))" office:value-type="float" office:value="0.00451454782998408" calcext:value-type="float">
            <text:p>0.005</text:p>
          </table:table-cell>
          <table:table-cell table:number-columns-repeated="2"/>
          <table:table-cell office:value-type="string" calcext:value-type="string">
            <text:p>l, мм</text:p>
          </table:table-cell>
          <table:table-cell office:value-type="float" office:value="1730" calcext:value-type="float">
            <text:p>1730</text:p>
          </table:table-cell>
          <table:table-cell office:value-type="float" office:value="2" calcext:value-type="float">
            <text:p>2</text:p>
          </table:table-cell>
          <table:table-cell table:style-name="ce6" table:formula="of:=[.K9]/[.J9]" office:value-type="percentage" office:value="0.00115606936416185" calcext:value-type="percentage">
            <text:p>0.1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_2, г</text:p>
          </table:table-cell>
          <table:table-cell office:value-type="float" office:value="202.5" calcext:value-type="float">
            <text:p>202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_2, г*м^2</text:p>
          </table:table-cell>
          <table:table-cell table:style-name="ce9" table:formula="of:=[.B10]*([.B12]*[.B12]/12 + [.B14]*[.B14]/16)/10000" office:value-type="float" office:value="2.980243125" calcext:value-type="float">
            <text:p>2.980</text:p>
          </table:table-cell>
          <table:table-cell table:style-name="ce9" table:formula="of:=SQRT(POWER([.C10]*[.E10]/[.B10]; 2) + POWER([.C12]/100*[.B10] * [.B12]/100 / 6; 2) + POWER([.C14]/1000 * [.B10] * [.B14]/1000 / 4; 2))" office:value-type="float" office:value="0.00442405279945694" calcext:value-type="float">
            <text:p>0.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_1, см</text:p>
          </table:table-cell>
          <table:table-cell office:value-type="float" office:value="4.02" calcext:value-type="float">
            <text:p>4.02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office:value-type="string" calcext:value-type="string">
            <text:p>G</text:p>
          </table:table-cell>
          <table:table-cell table:style-name="ce5" table:formula="of:=16*8*PI()*[.J9]/1000 * ([.B9]+[.B10]) / 1000 / ([.J5] * 10000 * POWER([.B7]/1000; 4))" office:value-type="float" office:value="63177227514.7926" calcext:value-type="float">
            <text:p>63,177,227,515</text:p>
          </table:table-cell>
          <table:table-cell table:style-name="ce5" table:formula="of:=SQRT(POWER([.B3]* [.J11] / [.B2]; 2) + POWER([.K8] * [.J11]/[.J8]; 2) + POWER([.C7] * 4 * [.J11]/[.B7]; 2))" office:value-type="float" office:value="284414009.068092" calcext:value-type="float">
            <text:p>284,414,009</text:p>
          </table:table-cell>
          <table:table-cell table:style-name="ce6" table:formula="of:=[.K11]/[.J11]" office:value-type="percentage" office:value="0.00450184378542882" calcext:value-type="percentage">
            <text:p>0.4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_2, см</text:p>
          </table:table-cell>
          <table:table-cell office:value-type="float" office:value="4.05" calcext:value-type="float">
            <text:p>4.05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office:value-type="string" calcext:value-type="string">
            <text:p>G_f</text:p>
          </table:table-cell>
          <table:table-cell table:style-name="ce5" table:formula="of:=[.J8]*2*[.B2]/1000 / PI() / POWER([.B7]/2/1000; 4)" office:value-type="float" office:value="63177227514.7926" calcext:value-type="float">
            <text:p>63,177,227,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_1, мм</text:p>
          </table:table-cell>
          <table:table-cell office:value-type="float" office:value="48.8" calcext:value-type="float">
            <text:p>48.8</text:p>
          </table:table-cell>
          <table:table-cell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_2, мм</text:p>
          </table:table-cell>
          <table:table-cell office:value-type="float" office:value="48.3" calcext:value-type="float">
            <text:p>48.3</text:p>
          </table:table-cell>
          <table:table-cell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B16]+1" office:value-type="float" office:value="2" calcext:value-type="float">
            <text:p>2</text:p>
          </table:table-cell>
          <table:table-cell table:formula="of:=[.C16]+1" office:value-type="float" office:value="3" calcext:value-type="float">
            <text:p>3</text:p>
          </table:table-cell>
          <table:table-cell table:formula="of:=[.D16]+1" office:value-type="float" office:value="4" calcext:value-type="float">
            <text:p>4</text:p>
          </table:table-cell>
          <table:table-cell table:formula="of:=[.E16]+1" office:value-type="float" office:value="5" calcext:value-type="float">
            <text:p>5</text:p>
          </table:table-cell>
          <table:table-cell table:formula="of:=[.F16]+1" office:value-type="float" office:value="6" calcext:value-type="float">
            <text:p>6</text:p>
          </table:table-cell>
          <table:table-cell table:formula="of:=[.G16]+1" office:value-type="float" office:value="7" calcext:value-type="float">
            <text:p>7</text:p>
          </table:table-cell>
          <table:table-cell table:formula="of:=[.H16]+1" office:value-type="float" office:value="8" calcext:value-type="float">
            <text:p>8</text:p>
          </table:table-cell>
          <table:table-cell table:formula="of:=[.I16]+1" office:value-type="float" office:value="9" calcext:value-type="float">
            <text:p>9</text:p>
          </table:table-cell>
          <table:table-cell table:formula="of:=[.J16]+1" office:value-type="float" office:value="10" calcext:value-type="float">
            <text:p>10</text:p>
          </table:table-cell>
          <table:table-cell table:formula="of:=[.K16]+1" office:value-type="float" office:value="11" calcext:value-type="float">
            <text:p>11</text:p>
          </table:table-cell>
          <table:table-cell table:formula="of:=[.L16]+1" office:value-type="float" office:value="12" calcext:value-type="float">
            <text:p>12</text:p>
          </table:table-cell>
          <table:table-cell table:formula="of:=[.M16]+1" office:value-type="float" office:value="13" calcext:value-type="float">
            <text:p>13</text:p>
          </table:table-cell>
          <table:table-cell table:formula="of:=[.N16]+1" office:value-type="float" office:value="14" calcext:value-type="float">
            <text:p>14</text:p>
          </table:table-cell>
          <table:table-cell table:formula="of:=[.O16]+1" office:value-type="float" office:value="15" calcext:value-type="float">
            <text:p>15</text:p>
          </table:table-cell>
          <table:table-cell table:formula="of:=[.P16]+1" office:value-type="float" office:value="16" calcext:value-type="float">
            <text:p>16</text:p>
          </table:table-cell>
          <table:table-cell table:formula="of:=[.Q16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_1, с</text:p>
          </table:table-cell>
          <table:table-cell table:style-name="ce8" office:value-type="float" office:value="16.16" calcext:value-type="float">
            <text:p>16.16</text:p>
          </table:table-cell>
          <table:table-cell table:style-name="ce8" office:value-type="float" office:value="17.43" calcext:value-type="float">
            <text:p>17.43</text:p>
          </table:table-cell>
          <table:table-cell table:style-name="ce8" office:value-type="float" office:value="19.35" calcext:value-type="float">
            <text:p>19.35</text:p>
          </table:table-cell>
          <table:table-cell table:style-name="ce8" office:value-type="float" office:value="20.68" calcext:value-type="float">
            <text:p>20.68</text:p>
          </table:table-cell>
          <table:table-cell table:style-name="ce8" office:value-type="float" office:value="22.91" calcext:value-type="float">
            <text:p>22.91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26.6" calcext:value-type="float">
            <text:p>26.60</text:p>
          </table:table-cell>
          <table:table-cell table:style-name="ce8" office:value-type="float" office:value="29.01" calcext:value-type="float">
            <text:p>29.01</text:p>
          </table:table-cell>
          <table:table-cell table:style-name="ce8" office:value-type="float" office:value="31.72" calcext:value-type="float">
            <text:p>31.72</text:p>
          </table:table-cell>
          <table:table-cell table:style-name="ce8" office:value-type="float" office:value="33.6" calcext:value-type="float">
            <text:p>33.60</text:p>
          </table:table-cell>
          <table:table-cell table:style-name="ce8" office:value-type="float" office:value="36.38" calcext:value-type="float">
            <text:p>36.38</text:p>
          </table:table-cell>
          <table:table-cell table:style-name="ce8" office:value-type="float" office:value="38.87" calcext:value-type="float">
            <text:p>38.87</text:p>
          </table:table-cell>
          <table:table-cell table:style-name="ce8" office:value-type="float" office:value="41.4" calcext:value-type="float">
            <text:p>41.40</text:p>
          </table:table-cell>
          <table:table-cell table:style-name="ce8" office:value-type="float" office:value="43.76" calcext:value-type="float">
            <text:p>43.76</text:p>
          </table:table-cell>
          <table:table-cell table:style-name="ce8" office:value-type="float" office:value="46.3" calcext:value-type="float">
            <text:p>46.30</text:p>
          </table:table-cell>
          <table:table-cell table:style-name="ce8" office:value-type="float" office:value="48.79" calcext:value-type="float">
            <text:p>48.79</text:p>
          </table:table-cell>
          <table:table-cell table:style-name="ce8" office:value-type="float" office:value="51.37" calcext:value-type="float">
            <text:p>51.37</text:p>
          </table:table-cell>
        </table:table-row>
        <table:table-row table:style-name="ro1">
          <table:table-cell office:value-type="string" calcext:value-type="string">
            <text:p>T_2, с</text:p>
          </table:table-cell>
          <table:table-cell table:style-name="ce8" office:value-type="float" office:value="16.13" calcext:value-type="float">
            <text:p>16.13</text:p>
          </table:table-cell>
          <table:table-cell table:style-name="ce8" office:value-type="float" office:value="17.43" calcext:value-type="float">
            <text:p>17.43</text:p>
          </table:table-cell>
          <table:table-cell table:style-name="ce8" office:value-type="float" office:value="19.34" calcext:value-type="float">
            <text:p>19.34</text:p>
          </table:table-cell>
          <table:table-cell table:style-name="ce8" office:value-type="float" office:value="20.69" calcext:value-type="float">
            <text:p>20.69</text:p>
          </table:table-cell>
          <table:table-cell table:style-name="ce8" office:value-type="float" office:value="22.91" calcext:value-type="float">
            <text:p>22.91</text:p>
          </table:table-cell>
          <table:table-cell table:style-name="ce8" office:value-type="float" office:value="24.52" calcext:value-type="float">
            <text:p>24.52</text:p>
          </table:table-cell>
          <table:table-cell table:style-name="ce8" office:value-type="float" office:value="26.58" calcext:value-type="float">
            <text:p>26.58</text:p>
          </table:table-cell>
          <table:table-cell table:style-name="ce8" office:value-type="float" office:value="29.01" calcext:value-type="float">
            <text:p>29.01</text:p>
          </table:table-cell>
          <table:table-cell table:style-name="ce8" office:value-type="float" office:value="31.72" calcext:value-type="float">
            <text:p>31.72</text:p>
          </table:table-cell>
          <table:table-cell table:style-name="ce8" office:value-type="float" office:value="33.61" calcext:value-type="float">
            <text:p>33.61</text:p>
          </table:table-cell>
          <table:table-cell table:style-name="ce8" office:value-type="float" office:value="36.39" calcext:value-type="float">
            <text:p>36.39</text:p>
          </table:table-cell>
          <table:table-cell table:style-name="ce8" office:value-type="float" office:value="38.88" calcext:value-type="float">
            <text:p>38.88</text:p>
          </table:table-cell>
          <table:table-cell table:style-name="ce8" office:value-type="float" office:value="41.41" calcext:value-type="float">
            <text:p>41.41</text:p>
          </table:table-cell>
          <table:table-cell table:style-name="ce8" office:value-type="float" office:value="43.76" calcext:value-type="float">
            <text:p>43.76</text:p>
          </table:table-cell>
          <table:table-cell table:style-name="ce8" office:value-type="float" office:value="46.3" calcext:value-type="float">
            <text:p>46.30</text:p>
          </table:table-cell>
          <table:table-cell table:style-name="ce8" office:value-type="float" office:value="48.79" calcext:value-type="float">
            <text:p>48.79</text:p>
          </table:table-cell>
          <table:table-cell table:style-name="ce8" office:value-type="float" office:value="51.36" calcext:value-type="float">
            <text:p>51.36</text:p>
          </table:table-cell>
        </table:table-row>
        <table:table-row table:style-name="ro1">
          <table:table-cell office:value-type="string" calcext:value-type="string">
            <text:p>t, c</text:p>
          </table:table-cell>
          <table:table-cell table:style-name="ce9" table:formula="of:=AVERAGE([.B17:.B18])/10" office:value-type="float" office:value="1.6145" calcext:value-type="float">
            <text:p>1.615</text:p>
          </table:table-cell>
          <table:table-cell table:style-name="ce9" table:formula="of:=AVERAGE([.C17:.C18])/10" office:value-type="float" office:value="1.743" calcext:value-type="float">
            <text:p>1.743</text:p>
          </table:table-cell>
          <table:table-cell table:style-name="ce9" table:formula="of:=AVERAGE([.D17:.D18])/10" office:value-type="float" office:value="1.9345" calcext:value-type="float">
            <text:p>1.935</text:p>
          </table:table-cell>
          <table:table-cell table:style-name="ce9" table:formula="of:=AVERAGE([.E17:.E18])/10" office:value-type="float" office:value="2.0685" calcext:value-type="float">
            <text:p>2.069</text:p>
          </table:table-cell>
          <table:table-cell table:style-name="ce9" table:formula="of:=AVERAGE([.F17:.F18])/10" office:value-type="float" office:value="2.291" calcext:value-type="float">
            <text:p>2.291</text:p>
          </table:table-cell>
          <table:table-cell table:style-name="ce9" table:formula="of:=AVERAGE([.G17:.G18])/10" office:value-type="float" office:value="2.4525" calcext:value-type="float">
            <text:p>2.453</text:p>
          </table:table-cell>
          <table:table-cell table:style-name="ce9" table:formula="of:=AVERAGE([.H17:.H18])/10" office:value-type="float" office:value="2.659" calcext:value-type="float">
            <text:p>2.659</text:p>
          </table:table-cell>
          <table:table-cell table:style-name="ce9" table:formula="of:=AVERAGE([.I17:.I18])/10" office:value-type="float" office:value="2.901" calcext:value-type="float">
            <text:p>2.901</text:p>
          </table:table-cell>
          <table:table-cell table:style-name="ce9" table:formula="of:=AVERAGE([.J17:.J18])/10" office:value-type="float" office:value="3.172" calcext:value-type="float">
            <text:p>3.172</text:p>
          </table:table-cell>
          <table:table-cell table:style-name="ce9" table:formula="of:=AVERAGE([.K17:.K18])/10" office:value-type="float" office:value="3.3605" calcext:value-type="float">
            <text:p>3.361</text:p>
          </table:table-cell>
          <table:table-cell table:style-name="ce9" table:formula="of:=AVERAGE([.L17:.L18])/10" office:value-type="float" office:value="3.6385" calcext:value-type="float">
            <text:p>3.639</text:p>
          </table:table-cell>
          <table:table-cell table:style-name="ce9" table:formula="of:=AVERAGE([.M17:.M18])/10" office:value-type="float" office:value="3.8875" calcext:value-type="float">
            <text:p>3.888</text:p>
          </table:table-cell>
          <table:table-cell table:style-name="ce9" table:formula="of:=AVERAGE([.N17:.N18])/10" office:value-type="float" office:value="4.1405" calcext:value-type="float">
            <text:p>4.141</text:p>
          </table:table-cell>
          <table:table-cell table:style-name="ce9" table:formula="of:=AVERAGE([.O17:.O18])/10" office:value-type="float" office:value="4.376" calcext:value-type="float">
            <text:p>4.376</text:p>
          </table:table-cell>
          <table:table-cell table:style-name="ce9" table:formula="of:=AVERAGE([.P17:.P18])/10" office:value-type="float" office:value="4.63" calcext:value-type="float">
            <text:p>4.630</text:p>
          </table:table-cell>
          <table:table-cell table:style-name="ce9" table:formula="of:=AVERAGE([.Q17:.Q18])/10" office:value-type="float" office:value="4.879" calcext:value-type="float">
            <text:p>4.879</text:p>
          </table:table-cell>
          <table:table-cell table:style-name="ce9" table:formula="of:=AVERAGE([.R17:.R18])/10" office:value-type="float" office:value="5.1365" calcext:value-type="float">
            <text:p>5.137</text:p>
          </table:table-cell>
        </table:table-row>
        <table:table-row table:style-name="ro1">
          <table:table-cell office:value-type="string" calcext:value-type="string">
            <text:p>L_1, с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_2, с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\sigma_l, мм</text:p>
          </table:table-cell>
          <table:table-cell office:value-type="float" office:value="0.005" calcext:value-type="float">
            <text:p>0.0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\sigma_T, с</text:p>
          </table:table-cell>
          <table:table-cell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_C1</text:p>
          </table:table-cell>
          <table:table-cell table:style-name="ce8" table:formula="of:=[.B20]+[.$B$11]/2" office:value-type="float" office:value="2.01" calcext:value-type="float">
            <text:p>2.01</text:p>
          </table:table-cell>
          <table:table-cell table:style-name="ce8" table:formula="of:=[.C20]+[.$B$11]/2" office:value-type="float" office:value="3.01" calcext:value-type="float">
            <text:p>3.01</text:p>
          </table:table-cell>
          <table:table-cell table:style-name="ce8" table:formula="of:=[.D20]+[.$B$11]/2" office:value-type="float" office:value="4.01" calcext:value-type="float">
            <text:p>4.01</text:p>
          </table:table-cell>
          <table:table-cell table:style-name="ce8" table:formula="of:=[.E20]+[.$B$11]/2" office:value-type="float" office:value="5.01" calcext:value-type="float">
            <text:p>5.01</text:p>
          </table:table-cell>
          <table:table-cell table:style-name="ce8" table:formula="of:=[.F20]+[.$B$11]/2" office:value-type="float" office:value="6.01" calcext:value-type="float">
            <text:p>6.01</text:p>
          </table:table-cell>
          <table:table-cell table:style-name="ce8" table:formula="of:=[.G20]+[.$B$11]/2" office:value-type="float" office:value="7.01" calcext:value-type="float">
            <text:p>7.01</text:p>
          </table:table-cell>
          <table:table-cell table:style-name="ce8" table:formula="of:=[.H20]+[.$B$11]/2" office:value-type="float" office:value="8.01" calcext:value-type="float">
            <text:p>8.01</text:p>
          </table:table-cell>
          <table:table-cell table:style-name="ce8" table:formula="of:=[.I20]+[.$B$11]/2" office:value-type="float" office:value="9.01" calcext:value-type="float">
            <text:p>9.01</text:p>
          </table:table-cell>
          <table:table-cell table:style-name="ce8" table:formula="of:=[.J20]+[.$B$11]/2" office:value-type="float" office:value="10.01" calcext:value-type="float">
            <text:p>10.01</text:p>
          </table:table-cell>
          <table:table-cell table:style-name="ce8" table:formula="of:=[.K20]+[.$B$11]/2" office:value-type="float" office:value="11.01" calcext:value-type="float">
            <text:p>11.01</text:p>
          </table:table-cell>
          <table:table-cell table:style-name="ce8" table:formula="of:=[.L20]+[.$B$11]/2" office:value-type="float" office:value="12.01" calcext:value-type="float">
            <text:p>12.01</text:p>
          </table:table-cell>
          <table:table-cell table:style-name="ce8" table:formula="of:=[.M20]+[.$B$11]/2" office:value-type="float" office:value="13.01" calcext:value-type="float">
            <text:p>13.01</text:p>
          </table:table-cell>
          <table:table-cell table:style-name="ce8" table:formula="of:=[.N20]+[.$B$11]/2" office:value-type="float" office:value="14.01" calcext:value-type="float">
            <text:p>14.01</text:p>
          </table:table-cell>
          <table:table-cell table:style-name="ce8" table:formula="of:=[.O20]+[.$B$11]/2" office:value-type="float" office:value="15.01" calcext:value-type="float">
            <text:p>15.01</text:p>
          </table:table-cell>
          <table:table-cell table:style-name="ce8" table:formula="of:=[.P20]+[.$B$11]/2" office:value-type="float" office:value="16.01" calcext:value-type="float">
            <text:p>16.01</text:p>
          </table:table-cell>
          <table:table-cell table:style-name="ce8" table:formula="of:=[.Q20]+[.$B$11]/2" office:value-type="float" office:value="17.01" calcext:value-type="float">
            <text:p>17.01</text:p>
          </table:table-cell>
          <table:table-cell table:style-name="ce8" table:formula="of:=[.R20]+[.$B$11]/2" office:value-type="float" office:value="18.01" calcext:value-type="float">
            <text:p>18.01</text:p>
          </table:table-cell>
        </table:table-row>
        <table:table-row table:style-name="ro1">
          <table:table-cell office:value-type="string" calcext:value-type="string">
            <text:p>L_C2</text:p>
          </table:table-cell>
          <table:table-cell table:style-name="ce8" table:formula="of:=[.B21]+[.$B$12]/2" office:value-type="float" office:value="2.025" calcext:value-type="float">
            <text:p>2.03</text:p>
          </table:table-cell>
          <table:table-cell table:style-name="ce8" table:formula="of:=[.C21]+[.$B$12]/2" office:value-type="float" office:value="3.025" calcext:value-type="float">
            <text:p>3.03</text:p>
          </table:table-cell>
          <table:table-cell table:style-name="ce8" table:formula="of:=[.D21]+[.$B$12]/2" office:value-type="float" office:value="4.025" calcext:value-type="float">
            <text:p>4.03</text:p>
          </table:table-cell>
          <table:table-cell table:style-name="ce8" table:formula="of:=[.E21]+[.$B$12]/2" office:value-type="float" office:value="5.025" calcext:value-type="float">
            <text:p>5.03</text:p>
          </table:table-cell>
          <table:table-cell table:style-name="ce8" table:formula="of:=[.F21]+[.$B$12]/2" office:value-type="float" office:value="6.025" calcext:value-type="float">
            <text:p>6.03</text:p>
          </table:table-cell>
          <table:table-cell table:style-name="ce8" table:formula="of:=[.G21]+[.$B$12]/2" office:value-type="float" office:value="7.025" calcext:value-type="float">
            <text:p>7.03</text:p>
          </table:table-cell>
          <table:table-cell table:style-name="ce8" table:formula="of:=[.H21]+[.$B$12]/2" office:value-type="float" office:value="8.025" calcext:value-type="float">
            <text:p>8.03</text:p>
          </table:table-cell>
          <table:table-cell table:style-name="ce8" table:formula="of:=[.I21]+[.$B$12]/2" office:value-type="float" office:value="9.025" calcext:value-type="float">
            <text:p>9.03</text:p>
          </table:table-cell>
          <table:table-cell table:style-name="ce8" table:formula="of:=[.J21]+[.$B$12]/2" office:value-type="float" office:value="10.025" calcext:value-type="float">
            <text:p>10.03</text:p>
          </table:table-cell>
          <table:table-cell table:style-name="ce8" table:formula="of:=[.K21]+[.$B$12]/2" office:value-type="float" office:value="11.025" calcext:value-type="float">
            <text:p>11.03</text:p>
          </table:table-cell>
          <table:table-cell table:style-name="ce8" table:formula="of:=[.L21]+[.$B$12]/2" office:value-type="float" office:value="12.025" calcext:value-type="float">
            <text:p>12.03</text:p>
          </table:table-cell>
          <table:table-cell table:style-name="ce8" table:formula="of:=[.M21]+[.$B$12]/2" office:value-type="float" office:value="13.025" calcext:value-type="float">
            <text:p>13.03</text:p>
          </table:table-cell>
          <table:table-cell table:style-name="ce8" table:formula="of:=[.N21]+[.$B$12]/2" office:value-type="float" office:value="14.025" calcext:value-type="float">
            <text:p>14.03</text:p>
          </table:table-cell>
          <table:table-cell table:style-name="ce8" table:formula="of:=[.O21]+[.$B$12]/2" office:value-type="float" office:value="15.025" calcext:value-type="float">
            <text:p>15.03</text:p>
          </table:table-cell>
          <table:table-cell table:style-name="ce8" table:formula="of:=[.P21]+[.$B$12]/2" office:value-type="float" office:value="16.025" calcext:value-type="float">
            <text:p>16.03</text:p>
          </table:table-cell>
          <table:table-cell table:style-name="ce8" table:formula="of:=[.Q21]+[.$B$12]/2" office:value-type="float" office:value="17.025" calcext:value-type="float">
            <text:p>17.03</text:p>
          </table:table-cell>
          <table:table-cell table:style-name="ce8" table:formula="of:=[.R21]+[.$B$12]/2" office:value-type="float" office:value="18.025" calcext:value-type="float">
            <text:p>18.03</text:p>
          </table:table-cell>
        </table:table-row>
        <table:table-row table:style-name="ro1">
          <table:table-cell office:value-type="string" calcext:value-type="string">
            <text:p>L_C</text:p>
          </table:table-cell>
          <table:table-cell table:style-name="ce8" table:formula="of:=AVERAGE([.B24:.B25])" office:value-type="float" office:value="2.0175" calcext:value-type="float">
            <text:p>2.02</text:p>
          </table:table-cell>
          <table:table-cell table:style-name="ce8" table:formula="of:=AVERAGE([.C24:.C25])" office:value-type="float" office:value="3.0175" calcext:value-type="float">
            <text:p>3.02</text:p>
          </table:table-cell>
          <table:table-cell table:style-name="ce8" table:formula="of:=AVERAGE([.D24:.D25])" office:value-type="float" office:value="4.0175" calcext:value-type="float">
            <text:p>4.02</text:p>
          </table:table-cell>
          <table:table-cell table:style-name="ce8" table:formula="of:=AVERAGE([.E24:.E25])" office:value-type="float" office:value="5.0175" calcext:value-type="float">
            <text:p>5.02</text:p>
          </table:table-cell>
          <table:table-cell table:style-name="ce8" table:formula="of:=AVERAGE([.F24:.F25])" office:value-type="float" office:value="6.0175" calcext:value-type="float">
            <text:p>6.02</text:p>
          </table:table-cell>
          <table:table-cell table:style-name="ce8" table:formula="of:=AVERAGE([.G24:.G25])" office:value-type="float" office:value="7.0175" calcext:value-type="float">
            <text:p>7.02</text:p>
          </table:table-cell>
          <table:table-cell table:style-name="ce8" table:formula="of:=AVERAGE([.H24:.H25])" office:value-type="float" office:value="8.0175" calcext:value-type="float">
            <text:p>8.02</text:p>
          </table:table-cell>
          <table:table-cell table:style-name="ce8" table:formula="of:=AVERAGE([.I24:.I25])" office:value-type="float" office:value="9.0175" calcext:value-type="float">
            <text:p>9.02</text:p>
          </table:table-cell>
          <table:table-cell table:style-name="ce8" table:formula="of:=AVERAGE([.J24:.J25])" office:value-type="float" office:value="10.0175" calcext:value-type="float">
            <text:p>10.02</text:p>
          </table:table-cell>
          <table:table-cell table:style-name="ce8" table:formula="of:=AVERAGE([.K24:.K25])" office:value-type="float" office:value="11.0175" calcext:value-type="float">
            <text:p>11.02</text:p>
          </table:table-cell>
          <table:table-cell table:style-name="ce8" table:formula="of:=AVERAGE([.L24:.L25])" office:value-type="float" office:value="12.0175" calcext:value-type="float">
            <text:p>12.02</text:p>
          </table:table-cell>
          <table:table-cell table:style-name="ce8" table:formula="of:=AVERAGE([.M24:.M25])" office:value-type="float" office:value="13.0175" calcext:value-type="float">
            <text:p>13.02</text:p>
          </table:table-cell>
          <table:table-cell table:style-name="ce8" table:formula="of:=AVERAGE([.N24:.N25])" office:value-type="float" office:value="14.0175" calcext:value-type="float">
            <text:p>14.02</text:p>
          </table:table-cell>
          <table:table-cell table:style-name="ce8" table:formula="of:=AVERAGE([.O24:.O25])" office:value-type="float" office:value="15.0175" calcext:value-type="float">
            <text:p>15.02</text:p>
          </table:table-cell>
          <table:table-cell table:style-name="ce8" table:formula="of:=AVERAGE([.P24:.P25])" office:value-type="float" office:value="16.0175" calcext:value-type="float">
            <text:p>16.02</text:p>
          </table:table-cell>
          <table:table-cell table:style-name="ce8" table:formula="of:=AVERAGE([.Q24:.Q25])" office:value-type="float" office:value="17.0175" calcext:value-type="float">
            <text:p>17.02</text:p>
          </table:table-cell>
          <table:table-cell table:style-name="ce8" table:formula="of:=AVERAGE([.R24:.R25])" office:value-type="float" office:value="18.0175" calcext:value-type="float">
            <text:p>18.02</text:p>
          </table:table-cell>
        </table:table-row>
        <table:table-row table:style-name="ro1">
          <table:table-cell office:value-type="string" calcext:value-type="string">
            <text:p>I_C, г*м^2</text:p>
          </table:table-cell>
          <table:table-cell table:style-name="ce9" table:formula="of:=[.$E$9]+[.$E$10]+[.$B$9]*POWER([.B24]/100; 2) + [.$B$10] * POWER([.B25]/100; 2)" office:value-type="float" office:value="6.21104976925" calcext:value-type="float">
            <text:p>6.211</text:p>
          </table:table-cell>
          <table:table-cell table:style-name="ce9" table:formula="of:=[.$E$9]+[.$E$10]+[.$B$9]*POWER([.C24]/100; 2) + [.$B$10] * POWER([.C25]/100; 2)" office:value-type="float" office:value="6.41577046925" calcext:value-type="float">
            <text:p>6.416</text:p>
          </table:table-cell>
          <table:table-cell table:style-name="ce9" table:formula="of:=[.$E$9]+[.$E$10]+[.$B$9]*POWER([.D24]/100; 2) + [.$B$10] * POWER([.D25]/100; 2)" office:value-type="float" office:value="6.70181116925" calcext:value-type="float">
            <text:p>6.702</text:p>
          </table:table-cell>
          <table:table-cell table:style-name="ce9" table:formula="of:=[.$E$9]+[.$E$10]+[.$B$9]*POWER([.E24]/100; 2) + [.$B$10] * POWER([.E25]/100; 2)" office:value-type="float" office:value="7.06917186925" calcext:value-type="float">
            <text:p>7.069</text:p>
          </table:table-cell>
          <table:table-cell table:style-name="ce9" table:formula="of:=[.$E$9]+[.$E$10]+[.$B$9]*POWER([.F24]/100; 2) + [.$B$10] * POWER([.F25]/100; 2)" office:value-type="float" office:value="7.51785256925" calcext:value-type="float">
            <text:p>7.518</text:p>
          </table:table-cell>
          <table:table-cell table:style-name="ce9" table:formula="of:=[.$E$9]+[.$E$10]+[.$B$9]*POWER([.G24]/100; 2) + [.$B$10] * POWER([.G25]/100; 2)" office:value-type="float" office:value="8.04785326925" calcext:value-type="float">
            <text:p>8.048</text:p>
          </table:table-cell>
          <table:table-cell table:style-name="ce9" table:formula="of:=[.$E$9]+[.$E$10]+[.$B$9]*POWER([.H24]/100; 2) + [.$B$10] * POWER([.H25]/100; 2)" office:value-type="float" office:value="8.65917396925" calcext:value-type="float">
            <text:p>8.659</text:p>
          </table:table-cell>
          <table:table-cell table:style-name="ce9" table:formula="of:=[.$E$9]+[.$E$10]+[.$B$9]*POWER([.I24]/100; 2) + [.$B$10] * POWER([.I25]/100; 2)" office:value-type="float" office:value="9.35181466925" calcext:value-type="float">
            <text:p>9.352</text:p>
          </table:table-cell>
          <table:table-cell table:style-name="ce9" table:formula="of:=[.$E$9]+[.$E$10]+[.$B$9]*POWER([.J24]/100; 2) + [.$B$10] * POWER([.J25]/100; 2)" office:value-type="float" office:value="10.12577536925" calcext:value-type="float">
            <text:p>10.126</text:p>
          </table:table-cell>
          <table:table-cell table:style-name="ce9" table:formula="of:=[.$E$9]+[.$E$10]+[.$B$9]*POWER([.K24]/100; 2) + [.$B$10] * POWER([.K25]/100; 2)" office:value-type="float" office:value="10.98105606925" calcext:value-type="float">
            <text:p>10.981</text:p>
          </table:table-cell>
          <table:table-cell table:style-name="ce9" table:formula="of:=[.$E$9]+[.$E$10]+[.$B$9]*POWER([.L24]/100; 2) + [.$B$10] * POWER([.L25]/100; 2)" office:value-type="float" office:value="11.91765676925" calcext:value-type="float">
            <text:p>11.918</text:p>
          </table:table-cell>
          <table:table-cell table:style-name="ce9" table:formula="of:=[.$E$9]+[.$E$10]+[.$B$9]*POWER([.M24]/100; 2) + [.$B$10] * POWER([.M25]/100; 2)" office:value-type="float" office:value="12.93557746925" calcext:value-type="float">
            <text:p>12.936</text:p>
          </table:table-cell>
          <table:table-cell table:style-name="ce9" table:formula="of:=[.$E$9]+[.$E$10]+[.$B$9]*POWER([.N24]/100; 2) + [.$B$10] * POWER([.N25]/100; 2)" office:value-type="float" office:value="14.03481816925" calcext:value-type="float">
            <text:p>14.035</text:p>
          </table:table-cell>
          <table:table-cell table:style-name="ce9" table:formula="of:=[.$E$9]+[.$E$10]+[.$B$9]*POWER([.O24]/100; 2) + [.$B$10] * POWER([.O25]/100; 2)" office:value-type="float" office:value="15.21537886925" calcext:value-type="float">
            <text:p>15.215</text:p>
          </table:table-cell>
          <table:table-cell table:style-name="ce9" table:formula="of:=[.$E$9]+[.$E$10]+[.$B$9]*POWER([.P24]/100; 2) + [.$B$10] * POWER([.P25]/100; 2)" office:value-type="float" office:value="16.47725956925" calcext:value-type="float">
            <text:p>16.477</text:p>
          </table:table-cell>
          <table:table-cell table:style-name="ce9" table:formula="of:=[.$E$9]+[.$E$10]+[.$B$9]*POWER([.Q24]/100; 2) + [.$B$10] * POWER([.Q25]/100; 2)" office:value-type="float" office:value="17.82046026925" calcext:value-type="float">
            <text:p>17.820</text:p>
          </table:table-cell>
          <table:table-cell table:style-name="ce9" table:formula="of:=[.$E$9]+[.$E$10]+[.$B$9]*POWER([.R24]/100; 2) + [.$B$10] * POWER([.R25]/100; 2)" office:value-type="float" office:value="19.24498096925" calcext:value-type="float">
            <text:p>19.245</text:p>
          </table:table-cell>
        </table:table-row>
        <table:table-row table:style-name="ro1">
          <table:table-cell office:value-type="string" calcext:value-type="string">
            <text:p>\sigma_inertia</text:p>
          </table:table-cell>
          <table:table-cell table:style-name="ce9" table:formula="of:=SQRT(POWER([.$F$9]; 2) + POWER([.$F$10]; 2) + POWER([.$B$29]/1000 * 2 * [.B26]/100 * ([.$B$9]+[.$B$10]); 2) + POWER([.$C$9] * [.B26]*[.B26]/10000; 2) + POWER([.$C$10] * [.B26]*[.B26]/10000; 2))" office:value-type="float" office:value="0.00632324882919757" calcext:value-type="float">
            <text:p>0.006</text:p>
          </table:table-cell>
          <table:table-cell table:style-name="ce9" table:formula="of:=SQRT(POWER([.$F$9]; 2) + POWER([.$F$10]; 2) + POWER([.$B$29]/1000 * 2 * [.C26]/100 * ([.$B$9]+[.$B$10]); 2) + POWER([.$C$9] * [.C26]*[.C26]/10000; 2) + POWER([.$C$10] * [.C26]*[.C26]/10000; 2))" office:value-type="float" office:value="0.00633271026446701" calcext:value-type="float">
            <text:p>0.006</text:p>
          </table:table-cell>
          <table:table-cell table:style-name="ce9" table:formula="of:=SQRT(POWER([.$F$9]; 2) + POWER([.$F$10]; 2) + POWER([.$B$29]/1000 * 2 * [.D26]/100 * ([.$B$9]+[.$B$10]); 2) + POWER([.$C$9] * [.D26]*[.D26]/10000; 2) + POWER([.$C$10] * [.D26]*[.D26]/10000; 2))" office:value-type="float" office:value="0.00635793753549617" calcext:value-type="float">
            <text:p>0.006</text:p>
          </table:table-cell>
          <table:table-cell table:style-name="ce9" table:formula="of:=SQRT(POWER([.$F$9]; 2) + POWER([.$F$10]; 2) + POWER([.$B$29]/1000 * 2 * [.E26]/100 * ([.$B$9]+[.$B$10]); 2) + POWER([.$C$9] * [.E26]*[.E26]/10000; 2) + POWER([.$C$10] * [.E26]*[.E26]/10000; 2))" office:value-type="float" office:value="0.00641060706881216" calcext:value-type="float">
            <text:p>0.006</text:p>
          </table:table-cell>
          <table:table-cell table:style-name="ce9" table:formula="of:=SQRT(POWER([.$F$9]; 2) + POWER([.$F$10]; 2) + POWER([.$B$29]/1000 * 2 * [.F26]/100 * ([.$B$9]+[.$B$10]); 2) + POWER([.$C$9] * [.F26]*[.F26]/10000; 2) + POWER([.$C$10] * [.F26]*[.F26]/10000; 2))" office:value-type="float" office:value="0.0065050684200849" calcext:value-type="float">
            <text:p>0.007</text:p>
          </table:table-cell>
          <table:table-cell table:style-name="ce9" table:formula="of:=SQRT(POWER([.$F$9]; 2) + POWER([.$F$10]; 2) + POWER([.$B$29]/1000 * 2 * [.G26]/100 * ([.$B$9]+[.$B$10]); 2) + POWER([.$C$9] * [.G26]*[.G26]/10000; 2) + POWER([.$C$10] * [.G26]*[.G26]/10000; 2))" office:value-type="float" office:value="0.00665746364489624" calcext:value-type="float">
            <text:p>0.007</text:p>
          </table:table-cell>
          <table:table-cell table:style-name="ce9" table:formula="of:=SQRT(POWER([.$F$9]; 2) + POWER([.$F$10]; 2) + POWER([.$B$29]/1000 * 2 * [.H26]/100 * ([.$B$9]+[.$B$10]); 2) + POWER([.$C$9] * [.H26]*[.H26]/10000; 2) + POWER([.$C$10] * [.H26]*[.H26]/10000; 2))" office:value-type="float" office:value="0.00688441428809252" calcext:value-type="float">
            <text:p>0.007</text:p>
          </table:table-cell>
          <table:table-cell table:style-name="ce9" table:formula="of:=SQRT(POWER([.$F$9]; 2) + POWER([.$F$10]; 2) + POWER([.$B$29]/1000 * 2 * [.I26]/100 * ([.$B$9]+[.$B$10]); 2) + POWER([.$C$9] * [.I26]*[.I26]/10000; 2) + POWER([.$C$10] * [.I26]*[.I26]/10000; 2))" office:value-type="float" office:value="0.00720143630610712" calcext:value-type="float">
            <text:p>0.007</text:p>
          </table:table-cell>
          <table:table-cell table:style-name="ce9" table:formula="of:=SQRT(POWER([.$F$9]; 2) + POWER([.$F$10]; 2) + POWER([.$B$29]/1000 * 2 * [.J26]/100 * ([.$B$9]+[.$B$10]); 2) + POWER([.$C$9] * [.J26]*[.J26]/10000; 2) + POWER([.$C$10] * [.J26]*[.J26]/10000; 2))" office:value-type="float" office:value="0.00762144031831196" calcext:value-type="float">
            <text:p>0.008</text:p>
          </table:table-cell>
          <table:table-cell table:style-name="ce9" table:formula="of:=SQRT(POWER([.$F$9]; 2) + POWER([.$F$10]; 2) + POWER([.$B$29]/1000 * 2 * [.K26]/100 * ([.$B$9]+[.$B$10]); 2) + POWER([.$C$9] * [.K26]*[.K26]/10000; 2) + POWER([.$C$10] * [.K26]*[.K26]/10000; 2))" office:value-type="float" office:value="0.00815373037658914" calcext:value-type="float">
            <text:p>0.008</text:p>
          </table:table-cell>
          <table:table-cell table:style-name="ce9" table:formula="of:=SQRT(POWER([.$F$9]; 2) + POWER([.$F$10]; 2) + POWER([.$B$29]/1000 * 2 * [.L26]/100 * ([.$B$9]+[.$B$10]); 2) + POWER([.$C$9] * [.L26]*[.L26]/10000; 2) + POWER([.$C$10] * [.L26]*[.L26]/10000; 2))" office:value-type="float" office:value="0.00880374581962029" calcext:value-type="float">
            <text:p>0.009</text:p>
          </table:table-cell>
          <table:table-cell table:style-name="ce9" table:formula="of:=SQRT(POWER([.$F$9]; 2) + POWER([.$F$10]; 2) + POWER([.$B$29]/1000 * 2 * [.M26]/100 * ([.$B$9]+[.$B$10]); 2) + POWER([.$C$9] * [.M26]*[.M26]/10000; 2) + POWER([.$C$10] * [.M26]*[.M26]/10000; 2))" office:value-type="float" office:value="0.00957349323563239" calcext:value-type="float">
            <text:p>0.010</text:p>
          </table:table-cell>
          <table:table-cell table:style-name="ce9" table:formula="of:=SQRT(POWER([.$F$9]; 2) + POWER([.$F$10]; 2) + POWER([.$B$29]/1000 * 2 * [.N26]/100 * ([.$B$9]+[.$B$10]); 2) + POWER([.$C$9] * [.N26]*[.N26]/10000; 2) + POWER([.$C$10] * [.N26]*[.N26]/10000; 2))" office:value-type="float" office:value="0.0104623884406365" calcext:value-type="float">
            <text:p>0.010</text:p>
          </table:table-cell>
          <table:table-cell table:style-name="ce9" table:formula="of:=SQRT(POWER([.$F$9]; 2) + POWER([.$F$10]; 2) + POWER([.$B$29]/1000 * 2 * [.O26]/100 * ([.$B$9]+[.$B$10]); 2) + POWER([.$C$9] * [.O26]*[.O26]/10000; 2) + POWER([.$C$10] * [.O26]*[.O26]/10000; 2))" office:value-type="float" office:value="0.0114681861646329" calcext:value-type="float">
            <text:p>0.011</text:p>
          </table:table-cell>
          <table:table-cell table:style-name="ce9" table:formula="of:=SQRT(POWER([.$F$9]; 2) + POWER([.$F$10]; 2) + POWER([.$B$29]/1000 * 2 * [.P26]/100 * ([.$B$9]+[.$B$10]); 2) + POWER([.$C$9] * [.P26]*[.P26]/10000; 2) + POWER([.$C$10] * [.P26]*[.P26]/10000; 2))" office:value-type="float" office:value="0.01258777560987" calcext:value-type="float">
            <text:p>0.013</text:p>
          </table:table-cell>
          <table:table-cell table:style-name="ce9" table:formula="of:=SQRT(POWER([.$F$9]; 2) + POWER([.$F$10]; 2) + POWER([.$B$29]/1000 * 2 * [.Q26]/100 * ([.$B$9]+[.$B$10]); 2) + POWER([.$C$9] * [.Q26]*[.Q26]/10000; 2) + POWER([.$C$10] * [.Q26]*[.Q26]/10000; 2))" office:value-type="float" office:value="0.0138177541798965" calcext:value-type="float">
            <text:p>0.014</text:p>
          </table:table-cell>
          <table:table-cell table:style-name="ce9" table:formula="of:=SQRT(POWER([.$F$9]; 2) + POWER([.$F$10]; 2) + POWER([.$B$29]/1000 * 2 * [.R26]/100 * ([.$B$9]+[.$B$10]); 2) + POWER([.$C$9] * [.R26]*[.R26]/10000; 2) + POWER([.$C$10] * [.R26]*[.R26]/10000; 2))" office:value-type="float" office:value="0.0151547866108865" calcext:value-type="float">
            <text:p>0.015</text:p>
          </table:table-cell>
        </table:table-row>
        <table:table-row table:style-name="ro1">
          <table:table-cell office:value-type="string" calcext:value-type="string">
            <text:p>\sigma_l_c</text:p>
          </table:table-cell>
          <table:table-cell table:formula="of:=2*[.B22]/10" office:value-type="float" office:value="0.001" calcext:value-type="float">
            <text:p>0.0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^2</text:p>
          </table:table-cell>
          <table:table-cell table:style-name="ce9" table:formula="of:=[.B19]*[.B19]" office:value-type="float" office:value="2.60661025" calcext:value-type="float">
            <text:p>2.607</text:p>
          </table:table-cell>
          <table:table-cell table:style-name="ce9" table:formula="of:=[.C19]*[.C19]" office:value-type="float" office:value="3.038049" calcext:value-type="float">
            <text:p>3.038</text:p>
          </table:table-cell>
          <table:table-cell table:style-name="ce9" table:formula="of:=[.D19]*[.D19]" office:value-type="float" office:value="3.74229025" calcext:value-type="float">
            <text:p>3.742</text:p>
          </table:table-cell>
          <table:table-cell table:style-name="ce9" table:formula="of:=[.E19]*[.E19]" office:value-type="float" office:value="4.27869225" calcext:value-type="float">
            <text:p>4.279</text:p>
          </table:table-cell>
          <table:table-cell table:style-name="ce9" table:formula="of:=[.F19]*[.F19]" office:value-type="float" office:value="5.248681" calcext:value-type="float">
            <text:p>5.249</text:p>
          </table:table-cell>
          <table:table-cell table:style-name="ce9" table:formula="of:=[.G19]*[.G19]" office:value-type="float" office:value="6.01475625" calcext:value-type="float">
            <text:p>6.015</text:p>
          </table:table-cell>
          <table:table-cell table:style-name="ce9" table:formula="of:=[.H19]*[.H19]" office:value-type="float" office:value="7.070281" calcext:value-type="float">
            <text:p>7.070</text:p>
          </table:table-cell>
          <table:table-cell table:style-name="ce9" table:formula="of:=[.I19]*[.I19]" office:value-type="float" office:value="8.415801" calcext:value-type="float">
            <text:p>8.416</text:p>
          </table:table-cell>
          <table:table-cell table:style-name="ce9" table:formula="of:=[.J19]*[.J19]" office:value-type="float" office:value="10.061584" calcext:value-type="float">
            <text:p>10.062</text:p>
          </table:table-cell>
          <table:table-cell table:style-name="ce9" table:formula="of:=[.K19]*[.K19]" office:value-type="float" office:value="11.29296025" calcext:value-type="float">
            <text:p>11.293</text:p>
          </table:table-cell>
          <table:table-cell table:style-name="ce9" table:formula="of:=[.L19]*[.L19]" office:value-type="float" office:value="13.23868225" calcext:value-type="float">
            <text:p>13.239</text:p>
          </table:table-cell>
          <table:table-cell table:style-name="ce9" table:formula="of:=[.M19]*[.M19]" office:value-type="float" office:value="15.11265625" calcext:value-type="float">
            <text:p>15.113</text:p>
          </table:table-cell>
          <table:table-cell table:style-name="ce9" table:formula="of:=[.N19]*[.N19]" office:value-type="float" office:value="17.14374025" calcext:value-type="float">
            <text:p>17.144</text:p>
          </table:table-cell>
          <table:table-cell table:style-name="ce9" table:formula="of:=[.O19]*[.O19]" office:value-type="float" office:value="19.149376" calcext:value-type="float">
            <text:p>19.149</text:p>
          </table:table-cell>
          <table:table-cell table:style-name="ce9" table:formula="of:=[.P19]*[.P19]" office:value-type="float" office:value="21.4369" calcext:value-type="float">
            <text:p>21.437</text:p>
          </table:table-cell>
          <table:table-cell table:style-name="ce9" table:formula="of:=[.Q19]*[.Q19]" office:value-type="float" office:value="23.804641" calcext:value-type="float">
            <text:p>23.805</text:p>
          </table:table-cell>
          <table:table-cell table:style-name="ce9" table:formula="of:=[.R19]*[.R19]" office:value-type="float" office:value="26.38363225" calcext:value-type="float">
            <text:p>26.384</text:p>
          </table:table-cell>
        </table:table-row>
        <table:table-row table:style-name="ro1">
          <table:table-cell office:value-type="string" calcext:value-type="string">
            <text:p>\sigma_T^2</text:p>
          </table:table-cell>
          <table:table-cell table:style-name="ce10" table:formula="of:=2*[.$B$23]*[.B19]" office:value-type="float" office:value="0.09687" calcext:value-type="float">
            <text:p>0.1</text:p>
          </table:table-cell>
          <table:table-cell table:style-name="ce10" table:formula="of:=2*[.$B$23]*[.C19]" office:value-type="float" office:value="0.10458" calcext:value-type="float">
            <text:p>0.1</text:p>
          </table:table-cell>
          <table:table-cell table:style-name="ce10" table:formula="of:=2*[.$B$23]*[.D19]" office:value-type="float" office:value="0.11607" calcext:value-type="float">
            <text:p>0.1</text:p>
          </table:table-cell>
          <table:table-cell table:style-name="ce10" table:formula="of:=2*[.$B$23]*[.E19]" office:value-type="float" office:value="0.12411" calcext:value-type="float">
            <text:p>0.1</text:p>
          </table:table-cell>
          <table:table-cell table:style-name="ce10" table:formula="of:=2*[.$B$23]*[.F19]" office:value-type="float" office:value="0.13746" calcext:value-type="float">
            <text:p>0.1</text:p>
          </table:table-cell>
          <table:table-cell table:style-name="ce10" table:formula="of:=2*[.$B$23]*[.G19]" office:value-type="float" office:value="0.14715" calcext:value-type="float">
            <text:p>0.1</text:p>
          </table:table-cell>
          <table:table-cell table:style-name="ce10" table:formula="of:=2*[.$B$23]*[.H19]" office:value-type="float" office:value="0.15954" calcext:value-type="float">
            <text:p>0.2</text:p>
          </table:table-cell>
          <table:table-cell table:style-name="ce10" table:formula="of:=2*[.$B$23]*[.I19]" office:value-type="float" office:value="0.17406" calcext:value-type="float">
            <text:p>0.2</text:p>
          </table:table-cell>
          <table:table-cell table:style-name="ce10" table:formula="of:=2*[.$B$23]*[.J19]" office:value-type="float" office:value="0.19032" calcext:value-type="float">
            <text:p>0.2</text:p>
          </table:table-cell>
          <table:table-cell table:style-name="ce10" table:formula="of:=2*[.$B$23]*[.K19]" office:value-type="float" office:value="0.20163" calcext:value-type="float">
            <text:p>0.2</text:p>
          </table:table-cell>
          <table:table-cell table:style-name="ce10" table:formula="of:=2*[.$B$23]*[.L19]" office:value-type="float" office:value="0.21831" calcext:value-type="float">
            <text:p>0.2</text:p>
          </table:table-cell>
          <table:table-cell table:style-name="ce10" table:formula="of:=2*[.$B$23]*[.M19]" office:value-type="float" office:value="0.23325" calcext:value-type="float">
            <text:p>0.2</text:p>
          </table:table-cell>
          <table:table-cell table:style-name="ce10" table:formula="of:=2*[.$B$23]*[.N19]" office:value-type="float" office:value="0.24843" calcext:value-type="float">
            <text:p>0.2</text:p>
          </table:table-cell>
          <table:table-cell table:style-name="ce10" table:formula="of:=2*[.$B$23]*[.O19]" office:value-type="float" office:value="0.26256" calcext:value-type="float">
            <text:p>0.3</text:p>
          </table:table-cell>
          <table:table-cell table:style-name="ce10" table:formula="of:=2*[.$B$23]*[.P19]" office:value-type="float" office:value="0.2778" calcext:value-type="float">
            <text:p>0.3</text:p>
          </table:table-cell>
          <table:table-cell table:style-name="ce10" table:formula="of:=2*[.$B$23]*[.Q19]" office:value-type="float" office:value="0.29274" calcext:value-type="float">
            <text:p>0.3</text:p>
          </table:table-cell>
          <table:table-cell table:style-name="ce10" table:formula="of:=2*[.$B$23]*[.R19]" office:value-type="float" office:value="0.30819" calcext:value-type="float">
            <text:p>0.3</text:p>
          </table:table-cell>
        </table:table-row>
        <table:table-row table:style-name="ro1">
          <table:table-cell office:value-type="string" calcext:value-type="string">
            <text:p>L^2</text:p>
          </table:table-cell>
          <table:table-cell table:style-name="ce8" table:formula="of:=POWER(AVERAGE([.B24:.B25]); 2)" office:value-type="float" office:value="4.07030625" calcext:value-type="float">
            <text:p>4.07</text:p>
          </table:table-cell>
          <table:table-cell table:style-name="ce8" table:formula="of:=POWER(AVERAGE([.C24:.C25]); 2)" office:value-type="float" office:value="9.10530625" calcext:value-type="float">
            <text:p>9.11</text:p>
          </table:table-cell>
          <table:table-cell table:style-name="ce8" table:formula="of:=POWER(AVERAGE([.D24:.D25]); 2)" office:value-type="float" office:value="16.14030625" calcext:value-type="float">
            <text:p>16.14</text:p>
          </table:table-cell>
          <table:table-cell table:style-name="ce8" table:formula="of:=POWER(AVERAGE([.E24:.E25]); 2)" office:value-type="float" office:value="25.17530625" calcext:value-type="float">
            <text:p>25.18</text:p>
          </table:table-cell>
          <table:table-cell table:style-name="ce8" table:formula="of:=POWER(AVERAGE([.F24:.F25]); 2)" office:value-type="float" office:value="36.21030625" calcext:value-type="float">
            <text:p>36.21</text:p>
          </table:table-cell>
          <table:table-cell table:style-name="ce8" table:formula="of:=POWER(AVERAGE([.G24:.G25]); 2)" office:value-type="float" office:value="49.24530625" calcext:value-type="float">
            <text:p>49.25</text:p>
          </table:table-cell>
          <table:table-cell table:style-name="ce8" table:formula="of:=POWER(AVERAGE([.H24:.H25]); 2)" office:value-type="float" office:value="64.28030625" calcext:value-type="float">
            <text:p>64.28</text:p>
          </table:table-cell>
          <table:table-cell table:style-name="ce8" table:formula="of:=POWER(AVERAGE([.I24:.I25]); 2)" office:value-type="float" office:value="81.31530625" calcext:value-type="float">
            <text:p>81.32</text:p>
          </table:table-cell>
          <table:table-cell table:style-name="ce8" table:formula="of:=POWER(AVERAGE([.J24:.J25]); 2)" office:value-type="float" office:value="100.35030625" calcext:value-type="float">
            <text:p>100.35</text:p>
          </table:table-cell>
          <table:table-cell table:style-name="ce8" table:formula="of:=POWER(AVERAGE([.K24:.K25]); 2)" office:value-type="float" office:value="121.38530625" calcext:value-type="float">
            <text:p>121.39</text:p>
          </table:table-cell>
          <table:table-cell table:style-name="ce8" table:formula="of:=POWER(AVERAGE([.L24:.L25]); 2)" office:value-type="float" office:value="144.42030625" calcext:value-type="float">
            <text:p>144.42</text:p>
          </table:table-cell>
          <table:table-cell table:style-name="ce8" table:formula="of:=POWER(AVERAGE([.M24:.M25]); 2)" office:value-type="float" office:value="169.45530625" calcext:value-type="float">
            <text:p>169.46</text:p>
          </table:table-cell>
          <table:table-cell table:style-name="ce8" table:formula="of:=POWER(AVERAGE([.N24:.N25]); 2)" office:value-type="float" office:value="196.49030625" calcext:value-type="float">
            <text:p>196.49</text:p>
          </table:table-cell>
          <table:table-cell table:style-name="ce8" table:formula="of:=POWER(AVERAGE([.O24:.O25]); 2)" office:value-type="float" office:value="225.52530625" calcext:value-type="float">
            <text:p>225.53</text:p>
          </table:table-cell>
          <table:table-cell table:style-name="ce8" table:formula="of:=POWER(AVERAGE([.P24:.P25]); 2)" office:value-type="float" office:value="256.56030625" calcext:value-type="float">
            <text:p>256.56</text:p>
          </table:table-cell>
          <table:table-cell table:style-name="ce8" table:formula="of:=POWER(AVERAGE([.Q24:.Q25]); 2)" office:value-type="float" office:value="289.59530625" calcext:value-type="float">
            <text:p>289.60</text:p>
          </table:table-cell>
          <table:table-cell table:style-name="ce8" table:formula="of:=POWER(AVERAGE([.R24:.R25]); 2)" office:value-type="float" office:value="324.63030625" calcext:value-type="float">
            <text:p>324.63</text:p>
          </table:table-cell>
        </table:table-row>
        <table:table-row table:style-name="ro1">
          <table:table-cell office:value-type="string" calcext:value-type="string">
            <text:p>\sigma_L^2</text:p>
          </table:table-cell>
          <table:table-cell table:style-name="ce8" table:formula="of:=2*[.$B$22]*AVERAGE([.B24:.B25])" office:value-type="float" office:value="0.020175" calcext:value-type="float">
            <text:p>0.02</text:p>
          </table:table-cell>
          <table:table-cell table:style-name="ce8" table:formula="of:=2*[.$B$22]*AVERAGE([.C24:.C25])" office:value-type="float" office:value="0.030175" calcext:value-type="float">
            <text:p>0.03</text:p>
          </table:table-cell>
          <table:table-cell table:style-name="ce8" table:formula="of:=2*[.$B$22]*AVERAGE([.D24:.D25])" office:value-type="float" office:value="0.040175" calcext:value-type="float">
            <text:p>0.04</text:p>
          </table:table-cell>
          <table:table-cell table:style-name="ce8" table:formula="of:=2*[.$B$22]*AVERAGE([.E24:.E25])" office:value-type="float" office:value="0.050175" calcext:value-type="float">
            <text:p>0.05</text:p>
          </table:table-cell>
          <table:table-cell table:style-name="ce8" table:formula="of:=2*[.$B$22]*AVERAGE([.F24:.F25])" office:value-type="float" office:value="0.060175" calcext:value-type="float">
            <text:p>0.06</text:p>
          </table:table-cell>
          <table:table-cell table:style-name="ce8" table:formula="of:=2*[.$B$22]*AVERAGE([.G24:.G25])" office:value-type="float" office:value="0.070175" calcext:value-type="float">
            <text:p>0.07</text:p>
          </table:table-cell>
          <table:table-cell table:style-name="ce8" table:formula="of:=2*[.$B$22]*AVERAGE([.H24:.H25])" office:value-type="float" office:value="0.080175" calcext:value-type="float">
            <text:p>0.08</text:p>
          </table:table-cell>
          <table:table-cell table:style-name="ce8" table:formula="of:=2*[.$B$22]*AVERAGE([.I24:.I25])" office:value-type="float" office:value="0.090175" calcext:value-type="float">
            <text:p>0.09</text:p>
          </table:table-cell>
          <table:table-cell table:style-name="ce8" table:formula="of:=2*[.$B$22]*AVERAGE([.J24:.J25])" office:value-type="float" office:value="0.100175" calcext:value-type="float">
            <text:p>0.10</text:p>
          </table:table-cell>
          <table:table-cell table:style-name="ce8" table:formula="of:=2*[.$B$22]*AVERAGE([.K24:.K25])" office:value-type="float" office:value="0.110175" calcext:value-type="float">
            <text:p>0.11</text:p>
          </table:table-cell>
          <table:table-cell table:style-name="ce8" table:formula="of:=2*[.$B$22]*AVERAGE([.L24:.L25])" office:value-type="float" office:value="0.120175" calcext:value-type="float">
            <text:p>0.12</text:p>
          </table:table-cell>
          <table:table-cell table:style-name="ce8" table:formula="of:=2*[.$B$22]*AVERAGE([.M24:.M25])" office:value-type="float" office:value="0.130175" calcext:value-type="float">
            <text:p>0.13</text:p>
          </table:table-cell>
          <table:table-cell table:style-name="ce8" table:formula="of:=2*[.$B$22]*AVERAGE([.N24:.N25])" office:value-type="float" office:value="0.140175" calcext:value-type="float">
            <text:p>0.14</text:p>
          </table:table-cell>
          <table:table-cell table:style-name="ce8" table:formula="of:=2*[.$B$22]*AVERAGE([.O24:.O25])" office:value-type="float" office:value="0.150175" calcext:value-type="float">
            <text:p>0.15</text:p>
          </table:table-cell>
          <table:table-cell table:style-name="ce8" table:formula="of:=2*[.$B$22]*AVERAGE([.P24:.P25])" office:value-type="float" office:value="0.160175" calcext:value-type="float">
            <text:p>0.16</text:p>
          </table:table-cell>
          <table:table-cell table:style-name="ce8" table:formula="of:=2*[.$B$22]*AVERAGE([.Q24:.Q25])" office:value-type="float" office:value="0.170175" calcext:value-type="float">
            <text:p>0.17</text:p>
          </table:table-cell>
          <table:table-cell table:style-name="ce8" table:formula="of:=2*[.$B$22]*AVERAGE([.R24:.R25])" office:value-type="float" office:value="0.180175" calcext:value-type="float">
            <text:p>0.18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2" table:default-cell-style-name="ce9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m_общ, г</text:p>
          </table:table-cell>
          <table:table-cell office:value-type="string" calcext:value-type="string">
            <text:p>m_доб, г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\sigma_m, г</text:p>
          </table:table-cell>
          <table:table-cell table:style-name="Default" office:value-type="string" calcext:value-type="string">
            <text:p>\sigma_n</text:p>
          </table:table-cell>
          <table:table-cell table:style-name="Default" office:value-type="string" calcext:value-type="string">
            <text:p>x, </text:p>
          </table:table-cell>
          <table:table-cell table:style-name="Default"/>
          <table:table-cell office:value-type="string" calcext:value-type="string">
            <text:p>\sig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2]*['1.3.1'.$B$5]/2  / ['1.3.1'.$B$6]" office:value-type="float" office:value="1.14779874213836" calcext:value-type="float">
            <text:p>1.1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.1" calcext:value-type="float">
            <text:p>246.1</text:p>
          </table:table-cell>
          <table:table-cell office:value-type="float" office:value="246.1" calcext:value-type="float">
            <text:p>246.1</text:p>
          </table:table-cell>
          <table:table-cell office:value-type="float" office:value="25.1" calcext:value-type="float">
            <text:p>25.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3]*['1.3.1'.$B$5]/2  / ['1.3.1'.$B$6]" office:value-type="float" office:value="1.31551362683438" calcext:value-type="float">
            <text:p>1.3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1.7" calcext:value-type="float">
            <text:p>491.7</text:p>
          </table:table-cell>
          <table:table-cell office:value-type="float" office:value="245.6" calcext:value-type="float">
            <text:p>245.6</text:p>
          </table:table-cell>
          <table:table-cell office:value-type="float" office:value="27.8" calcext:value-type="float">
            <text:p>27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4]*['1.3.1'.$B$5]/2  / ['1.3.1'.$B$6]" office:value-type="float" office:value="1.45702306079665" calcext:value-type="float">
            <text:p>1.4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7" calcext:value-type="float">
            <text:p>737.0</text:p>
          </table:table-cell>
          <table:table-cell office:value-type="float" office:value="245.3" calcext:value-type="float">
            <text:p>245.3</text:p>
          </table:table-cell>
          <table:table-cell office:value-type="float" office:value="30.5" calcext:value-type="float">
            <text:p>30.5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5]*['1.3.1'.$B$5]/2  / ['1.3.1'.$B$6]" office:value-type="float" office:value="1.59853249475891" calcext:value-type="float">
            <text:p>1.5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2.5" calcext:value-type="float">
            <text:p>982.5</text:p>
          </table:table-cell>
          <table:table-cell office:value-type="float" office:value="245.5" calcext:value-type="float">
            <text:p>245.5</text:p>
          </table:table-cell>
          <table:table-cell office:value-type="float" office:value="33.2" calcext:value-type="float">
            <text:p>33.2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6]*['1.3.1'.$B$5]/2  / ['1.3.1'.$B$6]" office:value-type="float" office:value="1.74004192872117" calcext:value-type="float">
            <text:p>1.7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8.1" calcext:value-type="float">
            <text:p>1228.1</text:p>
          </table:table-cell>
          <table:table-cell office:value-type="float" office:value="245.6" calcext:value-type="float">
            <text:p>245.6</text:p>
          </table:table-cell>
          <table:table-cell office:value-type="float" office:value="35.7" calcext:value-type="float">
            <text:p>35.7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7]*['1.3.1'.$B$5]/2  / ['1.3.1'.$B$6]" office:value-type="float" office:value="1.87106918238994" calcext:value-type="float">
            <text:p>1.8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2.5" calcext:value-type="float">
            <text:p>1472.5</text:p>
          </table:table-cell>
          <table:table-cell office:value-type="float" office:value="244.4" calcext:value-type="float">
            <text:p>244.4</text:p>
          </table:table-cell>
          <table:table-cell office:value-type="float" office:value="38.3" calcext:value-type="float">
            <text:p>38.3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8]*['1.3.1'.$B$5]/2  / ['1.3.1'.$B$6]" office:value-type="float" office:value="2.00733752620545" calcext:value-type="float">
            <text:p>2.0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17.8" calcext:value-type="float">
            <text:p>1717.8</text:p>
          </table:table-cell>
          <table:table-cell office:value-type="float" office:value="245.3" calcext:value-type="float">
            <text:p>245.3</text:p>
          </table:table-cell>
          <table:table-cell office:value-type="float" office:value="40.7" calcext:value-type="float">
            <text:p>40.7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9]*['1.3.1'.$B$5]/2  / ['1.3.1'.$B$6]" office:value-type="float" office:value="2.13312368972746" calcext:value-type="float">
            <text:p>2.1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3.4" calcext:value-type="float">
            <text:p>1963.4</text:p>
          </table:table-cell>
          <table:table-cell office:value-type="float" office:value="245.6" calcext:value-type="float">
            <text:p>245.6</text:p>
          </table:table-cell>
          <table:table-cell office:value-type="float" office:value="43.3" calcext:value-type="float">
            <text:p>43.3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10]*['1.3.1'.$B$5]/2  / ['1.3.1'.$B$6]" office:value-type="float" office:value="2.26939203354298" calcext:value-type="float">
            <text:p>2.26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08.9" calcext:value-type="float">
            <text:p>2208.9</text:p>
          </table:table-cell>
          <table:table-cell office:value-type="float" office:value="245.5" calcext:value-type="float">
            <text:p>245.5</text:p>
          </table:table-cell>
          <table:table-cell office:value-type="float" office:value="45.7" calcext:value-type="float">
            <text:p>45.7</text:p>
          </table:table-cell>
          <table:table-cell office:value-type="float" office:value="3" calcext:value-type="float">
            <text:p>3.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11]*['1.3.1'.$B$5]/2  / ['1.3.1'.$B$6]" office:value-type="float" office:value="2.39517819706499" calcext:value-type="float">
            <text:p>2.3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4.5" calcext:value-type="float">
            <text:p>2454.5</text:p>
          </table:table-cell>
          <table:table-cell office:value-type="float" office:value="245.6" calcext:value-type="float">
            <text:p>245.6</text:p>
          </table:table-cell>
          <table:table-cell office:value-type="float" office:value="48.4" calcext:value-type="float">
            <text:p>48.4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12]*['1.3.1'.$B$5]/2  / ['1.3.1'.$B$6]" office:value-type="float" office:value="2.53668763102725" calcext:value-type="float">
            <text:p>2.5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00.3" calcext:value-type="float">
            <text:p>2700.3</text:p>
          </table:table-cell>
          <table:table-cell office:value-type="float" office:value="245.8" calcext:value-type="float">
            <text:p>245.8</text:p>
          </table:table-cell>
          <table:table-cell office:value-type="float" office:value="49" calcext:value-type="float">
            <text:p>49.0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13]*['1.3.1'.$B$5]/2  / ['1.3.1'.$B$6]" office:value-type="float" office:value="2.56813417190776" calcext:value-type="float">
            <text:p>2.568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m_общ, г</text:p>
          </table:table-cell>
          <table:table-cell office:value-type="string" calcext:value-type="string">
            <text:p>m_убав, г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\sigma_m, г</text:p>
          </table:table-cell>
          <table:table-cell table:style-name="Default" office:value-type="string" calcext:value-type="string">
            <text:p>\sigma_n</text:p>
          </table:table-cell>
          <table:table-cell table:style-name="Default" office:value-type="string" calcext:value-type="string">
            <text:p>x, 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00.3" calcext:value-type="float">
            <text:p>2700.3</text:p>
          </table:table-cell>
          <table:table-cell office:value-type="float" office:value="-0" calcext:value-type="float">
            <text:p>0</text:p>
          </table:table-cell>
          <table:table-cell office:value-type="float" office:value="49" calcext:value-type="float">
            <text:p>49.0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17]*['1.3.1'.$B$5]/2  / ['1.3.1'.$B$6]" office:value-type="float" office:value="2.56813417190776" calcext:value-type="float">
            <text:p>2.5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54.5" calcext:value-type="float">
            <text:p>2454.5</text:p>
          </table:table-cell>
          <table:table-cell office:value-type="float" office:value="245.8" calcext:value-type="float">
            <text:p>245.8</text:p>
          </table:table-cell>
          <table:table-cell office:value-type="float" office:value="48.5" calcext:value-type="float">
            <text:p>48.5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18]*['1.3.1'.$B$5]/2  / ['1.3.1'.$B$6]" office:value-type="float" office:value="2.541928721174" calcext:value-type="float">
            <text:p>2.5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8.9" calcext:value-type="float">
            <text:p>2208.9</text:p>
          </table:table-cell>
          <table:table-cell office:value-type="float" office:value="245.6" calcext:value-type="float">
            <text:p>245.6</text:p>
          </table:table-cell>
          <table:table-cell office:value-type="float" office:value="46.2" calcext:value-type="float">
            <text:p>46.2</text:p>
          </table:table-cell>
          <table:table-cell office:value-type="float" office:value="3" calcext:value-type="float">
            <text:p>3.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19]*['1.3.1'.$B$5]/2  / ['1.3.1'.$B$6]" office:value-type="float" office:value="2.42138364779874" calcext:value-type="float">
            <text:p>2.4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3.4" calcext:value-type="float">
            <text:p>1963.4</text:p>
          </table:table-cell>
          <table:table-cell office:value-type="float" office:value="245.5" calcext:value-type="float">
            <text:p>245.5</text:p>
          </table:table-cell>
          <table:table-cell office:value-type="float" office:value="43.5" calcext:value-type="float">
            <text:p>43.5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20]*['1.3.1'.$B$5]/2  / ['1.3.1'.$B$6]" office:value-type="float" office:value="2.27987421383648" calcext:value-type="float">
            <text:p>2.28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7.8" calcext:value-type="float">
            <text:p>1717.8</text:p>
          </table:table-cell>
          <table:table-cell office:value-type="float" office:value="245.6" calcext:value-type="float">
            <text:p>245.6</text:p>
          </table:table-cell>
          <table:table-cell office:value-type="float" office:value="41" calcext:value-type="float">
            <text:p>41.0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21]*['1.3.1'.$B$5]/2  / ['1.3.1'.$B$6]" office:value-type="float" office:value="2.14884696016771" calcext:value-type="float">
            <text:p>2.1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2.5" calcext:value-type="float">
            <text:p>1472.5</text:p>
          </table:table-cell>
          <table:table-cell office:value-type="float" office:value="245.3" calcext:value-type="float">
            <text:p>245.3</text:p>
          </table:table-cell>
          <table:table-cell office:value-type="float" office:value="38.4" calcext:value-type="float">
            <text:p>38.4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22]*['1.3.1'.$B$5]/2  / ['1.3.1'.$B$6]" office:value-type="float" office:value="2.0125786163522" calcext:value-type="float">
            <text:p>2.0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8.1" calcext:value-type="float">
            <text:p>1228.1</text:p>
          </table:table-cell>
          <table:table-cell office:value-type="float" office:value="244.4" calcext:value-type="float">
            <text:p>244.4</text:p>
          </table:table-cell>
          <table:table-cell office:value-type="float" office:value="35.9" calcext:value-type="float">
            <text:p>35.9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23]*['1.3.1'.$B$5]/2  / ['1.3.1'.$B$6]" office:value-type="float" office:value="1.88155136268344" calcext:value-type="float">
            <text:p>1.8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2.5" calcext:value-type="float">
            <text:p>982.5</text:p>
          </table:table-cell>
          <table:table-cell office:value-type="float" office:value="245.6" calcext:value-type="float">
            <text:p>245.6</text:p>
          </table:table-cell>
          <table:table-cell office:value-type="float" office:value="33.2" calcext:value-type="float">
            <text:p>33.2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24]*['1.3.1'.$B$5]/2  / ['1.3.1'.$B$6]" office:value-type="float" office:value="1.74004192872117" calcext:value-type="float">
            <text:p>1.7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7" calcext:value-type="float">
            <text:p>737.0</text:p>
          </table:table-cell>
          <table:table-cell office:value-type="float" office:value="245.5" calcext:value-type="float">
            <text:p>245.5</text:p>
          </table:table-cell>
          <table:table-cell office:value-type="float" office:value="30.7" calcext:value-type="float">
            <text:p>30.7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25]*['1.3.1'.$B$5]/2  / ['1.3.1'.$B$6]" office:value-type="float" office:value="1.60901467505241" calcext:value-type="float">
            <text:p>1.6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1.7" calcext:value-type="float">
            <text:p>491.7</text:p>
          </table:table-cell>
          <table:table-cell office:value-type="float" office:value="245.3" calcext:value-type="float">
            <text:p>245.3</text:p>
          </table:table-cell>
          <table:table-cell office:value-type="float" office:value="28" calcext:value-type="float">
            <text:p>28.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26]*['1.3.1'.$B$5]/2  / ['1.3.1'.$B$6]" office:value-type="float" office:value="1.46750524109015" calcext:value-type="float">
            <text:p>1.4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.1" calcext:value-type="float">
            <text:p>246.1</text:p>
          </table:table-cell>
          <table:table-cell office:value-type="float" office:value="245.6" calcext:value-type="float">
            <text:p>245.6</text:p>
          </table:table-cell>
          <table:table-cell office:value-type="float" office:value="25.2" calcext:value-type="float">
            <text:p>25.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27]*['1.3.1'.$B$5]/2  / ['1.3.1'.$B$6]" office:value-type="float" office:value="1.32075471698113" calcext:value-type="float">
            <text:p>1.3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246.1" calcext:value-type="float">
            <text:p>246.1</text:p>
          </table:table-cell>
          <table:table-cell office:value-type="float" office:value="22.3" calcext:value-type="float">
            <text:p>22.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D28]*['1.3.1'.$B$5]/2  / ['1.3.1'.$B$6]" office:value-type="float" office:value="1.16876310272537" calcext:value-type="float">
            <text:p>1.169</text:p>
          </table:table-cell>
          <table:table-cell/>
        </table:table-row>
      </table:table>
      <table:table table:name="Sheet4" table:style-name="ta1"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column table:style-name="co2" table:number-columns-repeated="2" table:default-cell-style-name="ce8"/>
        <table:table-column table:style-name="co2" table:number-columns-repeated="2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, см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2" calcext:value-type="float">
            <text:p>2.00</text:p>
          </table:table-cell>
          <table:table-cell table:style-name="ce8" office:value-type="float" office:value="3" calcext:value-type="float">
            <text:p>3.00</text:p>
          </table:table-cell>
          <table:table-cell table:style-name="ce8" office:value-type="float" office:value="4" calcext:value-type="float">
            <text:p>4.00</text:p>
          </table:table-cell>
          <table:table-cell table:style-name="ce8"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style-name="ce8" office:value-type="float" office:value="8" calcext:value-type="float">
            <text:p>8.00</text:p>
          </table:table-cell>
          <table:table-cell table:style-name="ce8" office:value-type="float" office:value="9" calcext:value-type="float">
            <text:p>9.00</text:p>
          </table:table-cell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2" calcext:value-type="float">
            <text:p>12.00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4" calcext:value-type="float">
            <text:p>14.00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16" calcext:value-type="float">
            <text:p>16.00</text:p>
          </table:table-cell>
        </table:table-row>
        <table:table-row table:style-name="ro1">
          <table:table-cell office:value-type="string" calcext:value-type="string">
            <text:p>L_C</text:p>
          </table:table-cell>
          <table:table-cell table:style-name="ce8" office:value-type="float" office:value="2.0175" calcext:value-type="float">
            <text:p>2.02</text:p>
          </table:table-cell>
          <table:table-cell table:style-name="ce8" office:value-type="float" office:value="3.0175" calcext:value-type="float">
            <text:p>3.02</text:p>
          </table:table-cell>
          <table:table-cell table:style-name="ce8" office:value-type="float" office:value="4.0175" calcext:value-type="float">
            <text:p>4.02</text:p>
          </table:table-cell>
          <table:table-cell table:style-name="ce8" office:value-type="float" office:value="5.0175" calcext:value-type="float">
            <text:p>5.02</text:p>
          </table:table-cell>
          <table:table-cell table:style-name="ce8" office:value-type="float" office:value="6.0175" calcext:value-type="float">
            <text:p>6.02</text:p>
          </table:table-cell>
          <table:table-cell table:style-name="ce8" office:value-type="float" office:value="7.0175" calcext:value-type="float">
            <text:p>7.02</text:p>
          </table:table-cell>
          <table:table-cell office:value-type="float" office:value="8.0175" calcext:value-type="float">
            <text:p>8.02</text:p>
          </table:table-cell>
          <table:table-cell office:value-type="float" office:value="9.0175" calcext:value-type="float">
            <text:p>9.02</text:p>
          </table:table-cell>
          <table:table-cell table:style-name="ce8" office:value-type="float" office:value="10.0175" calcext:value-type="float">
            <text:p>10.02</text:p>
          </table:table-cell>
          <table:table-cell table:style-name="ce8" office:value-type="float" office:value="11.0175" calcext:value-type="float">
            <text:p>11.02</text:p>
          </table:table-cell>
          <table:table-cell table:style-name="ce8" office:value-type="float" office:value="12.0175" calcext:value-type="float">
            <text:p>12.02</text:p>
          </table:table-cell>
          <table:table-cell table:style-name="ce8" office:value-type="float" office:value="13.0175" calcext:value-type="float">
            <text:p>13.02</text:p>
          </table:table-cell>
          <table:table-cell table:style-name="ce8" office:value-type="float" office:value="14.0175" calcext:value-type="float">
            <text:p>14.02</text:p>
          </table:table-cell>
          <table:table-cell table:style-name="ce8" office:value-type="float" office:value="15.0175" calcext:value-type="float">
            <text:p>15.02</text:p>
          </table:table-cell>
          <table:table-cell table:style-name="ce8" office:value-type="float" office:value="16.0175" calcext:value-type="float">
            <text:p>16.02</text:p>
          </table:table-cell>
          <table:table-cell table:style-name="ce8" office:value-type="float" office:value="17.0175" calcext:value-type="float">
            <text:p>17.02</text:p>
          </table:table-cell>
          <table:table-cell table:style-name="ce8" office:value-type="float" office:value="18.0175" calcext:value-type="float">
            <text:p>18.02</text:p>
          </table:table-cell>
        </table:table-row>
        <table:table-row table:style-name="ro1">
          <table:table-cell office:value-type="string" calcext:value-type="string">
            <text:p>T_1, с</text:p>
          </table:table-cell>
          <table:table-cell office:value-type="float" office:value="16.16" calcext:value-type="float">
            <text:p>16.16</text:p>
          </table:table-cell>
          <table:table-cell office:value-type="float" office:value="17.43" calcext:value-type="float">
            <text:p>17.43</text:p>
          </table:table-cell>
          <table:table-cell office:value-type="float" office:value="19.35" calcext:value-type="float">
            <text:p>19.35</text:p>
          </table:table-cell>
          <table:table-cell table:style-name="Default" office:value-type="float" office:value="20.68" calcext:value-type="float">
            <text:p>20.68</text:p>
          </table:table-cell>
          <table:table-cell office:value-type="float" office:value="22.91" calcext:value-type="float">
            <text:p>22.91</text:p>
          </table:table-cell>
          <table:table-cell office:value-type="float" office:value="24.53" calcext:value-type="float">
            <text:p>24.53</text:p>
          </table:table-cell>
          <table:table-cell table:style-name="Default" office:value-type="float" office:value="26.6" calcext:value-type="float">
            <text:p>26.6</text:p>
          </table:table-cell>
          <table:table-cell table:style-name="Default" office:value-type="float" office:value="29.01" calcext:value-type="float">
            <text:p>29.01</text:p>
          </table:table-cell>
          <table:table-cell office:value-type="float" office:value="31.72" calcext:value-type="float">
            <text:p>31.72</text:p>
          </table:table-cell>
          <table:table-cell office:value-type="float" office:value="33.6" calcext:value-type="float">
            <text:p>33.6</text:p>
          </table:table-cell>
          <table:table-cell table:style-name="Default" office:value-type="float" office:value="36.38" calcext:value-type="float">
            <text:p>36.38</text:p>
          </table:table-cell>
          <table:table-cell office:value-type="float" office:value="38.87" calcext:value-type="float">
            <text:p>38.87</text:p>
          </table:table-cell>
          <table:table-cell table:style-name="Default" office:value-type="float" office:value="41.4" calcext:value-type="float">
            <text:p>41.4</text:p>
          </table:table-cell>
          <table:table-cell office:value-type="float" office:value="43.76" calcext:value-type="float">
            <text:p>43.76</text:p>
          </table:table-cell>
          <table:table-cell office:value-type="float" office:value="46.3" calcext:value-type="float">
            <text:p>46.3</text:p>
          </table:table-cell>
          <table:table-cell office:value-type="float" office:value="48.79" calcext:value-type="float">
            <text:p>48.79</text:p>
          </table:table-cell>
          <table:table-cell office:value-type="float" office:value="51.37" calcext:value-type="float">
            <text:p>51.37</text:p>
          </table:table-cell>
        </table:table-row>
        <table:table-row table:style-name="ro1">
          <table:table-cell office:value-type="string" calcext:value-type="string">
            <text:p>T_2, с</text:p>
          </table:table-cell>
          <table:table-cell office:value-type="float" office:value="16.13" calcext:value-type="float">
            <text:p>16.13</text:p>
          </table:table-cell>
          <table:table-cell office:value-type="float" office:value="17.43" calcext:value-type="float">
            <text:p>17.43</text:p>
          </table:table-cell>
          <table:table-cell office:value-type="float" office:value="19.34" calcext:value-type="float">
            <text:p>19.34</text:p>
          </table:table-cell>
          <table:table-cell table:style-name="Default" office:value-type="float" office:value="20.69" calcext:value-type="float">
            <text:p>20.69</text:p>
          </table:table-cell>
          <table:table-cell office:value-type="float" office:value="22.91" calcext:value-type="float">
            <text:p>22.91</text:p>
          </table:table-cell>
          <table:table-cell office:value-type="float" office:value="24.52" calcext:value-type="float">
            <text:p>24.52</text:p>
          </table:table-cell>
          <table:table-cell table:style-name="Default" office:value-type="float" office:value="26.58" calcext:value-type="float">
            <text:p>26.58</text:p>
          </table:table-cell>
          <table:table-cell table:style-name="Default" office:value-type="float" office:value="29.01" calcext:value-type="float">
            <text:p>29.01</text:p>
          </table:table-cell>
          <table:table-cell office:value-type="float" office:value="31.72" calcext:value-type="float">
            <text:p>31.72</text:p>
          </table:table-cell>
          <table:table-cell office:value-type="float" office:value="33.61" calcext:value-type="float">
            <text:p>33.61</text:p>
          </table:table-cell>
          <table:table-cell table:style-name="Default" office:value-type="float" office:value="36.39" calcext:value-type="float">
            <text:p>36.39</text:p>
          </table:table-cell>
          <table:table-cell office:value-type="float" office:value="38.88" calcext:value-type="float">
            <text:p>38.88</text:p>
          </table:table-cell>
          <table:table-cell table:style-name="Default" office:value-type="float" office:value="41.41" calcext:value-type="float">
            <text:p>41.41</text:p>
          </table:table-cell>
          <table:table-cell office:value-type="float" office:value="43.76" calcext:value-type="float">
            <text:p>43.76</text:p>
          </table:table-cell>
          <table:table-cell office:value-type="float" office:value="46.3" calcext:value-type="float">
            <text:p>46.3</text:p>
          </table:table-cell>
          <table:table-cell office:value-type="float" office:value="48.79" calcext:value-type="float">
            <text:p>48.79</text:p>
          </table:table-cell>
          <table:table-cell office:value-type="float" office:value="51.36" calcext:value-type="float">
            <text:p>51.36</text:p>
          </table:table-cell>
        </table:table-row>
        <table:table-row table:style-name="ro1">
          <table:table-cell office:value-type="string" calcext:value-type="string">
            <text:p>t, c</text:p>
          </table:table-cell>
          <table:table-cell table:style-name="ce9" office:value-type="float" office:value="1.6145" calcext:value-type="float">
            <text:p>1.615</text:p>
          </table:table-cell>
          <table:table-cell table:style-name="ce9" office:value-type="float" office:value="1.743" calcext:value-type="float">
            <text:p>1.743</text:p>
          </table:table-cell>
          <table:table-cell table:style-name="ce9" office:value-type="float" office:value="1.9345" calcext:value-type="float">
            <text:p>1.935</text:p>
          </table:table-cell>
          <table:table-cell office:value-type="float" office:value="2.0685" calcext:value-type="float">
            <text:p>2.069</text:p>
          </table:table-cell>
          <table:table-cell table:style-name="ce9" office:value-type="float" office:value="2.291" calcext:value-type="float">
            <text:p>2.291</text:p>
          </table:table-cell>
          <table:table-cell table:style-name="ce9" office:value-type="float" office:value="2.4525" calcext:value-type="float">
            <text:p>2.453</text:p>
          </table:table-cell>
          <table:table-cell table:style-name="ce9" office:value-type="float" office:value="2.659" calcext:value-type="float">
            <text:p>2.659</text:p>
          </table:table-cell>
          <table:table-cell table:style-name="ce9" office:value-type="float" office:value="2.901" calcext:value-type="float">
            <text:p>2.901</text:p>
          </table:table-cell>
          <table:table-cell table:style-name="ce9" office:value-type="float" office:value="3.172" calcext:value-type="float">
            <text:p>3.172</text:p>
          </table:table-cell>
          <table:table-cell table:style-name="ce9" office:value-type="float" office:value="3.3605" calcext:value-type="float">
            <text:p>3.361</text:p>
          </table:table-cell>
          <table:table-cell office:value-type="float" office:value="3.6385" calcext:value-type="float">
            <text:p>3.639</text:p>
          </table:table-cell>
          <table:table-cell table:style-name="ce9" office:value-type="float" office:value="3.8875" calcext:value-type="float">
            <text:p>3.888</text:p>
          </table:table-cell>
          <table:table-cell office:value-type="float" office:value="4.1405" calcext:value-type="float">
            <text:p>4.141</text:p>
          </table:table-cell>
          <table:table-cell table:style-name="ce9" office:value-type="float" office:value="4.376" calcext:value-type="float">
            <text:p>4.376</text:p>
          </table:table-cell>
          <table:table-cell table:style-name="ce9" office:value-type="float" office:value="4.63" calcext:value-type="float">
            <text:p>4.630</text:p>
          </table:table-cell>
          <table:table-cell table:style-name="ce9" office:value-type="float" office:value="4.879" calcext:value-type="float">
            <text:p>4.879</text:p>
          </table:table-cell>
          <table:table-cell table:style-name="ce9" office:value-type="float" office:value="5.1365" calcext:value-type="float">
            <text:p>5.137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Хар-ка</text:p>
          </table:table-cell>
          <table:table-cell office:value-type="string" calcext:value-type="string">
            <text:p>Цилиндр 1</text:p>
          </table:table-cell>
          <table:table-cell office:value-type="string" calcext:value-type="string">
            <text:p>Цилиндр 2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, г</text:p>
          </table:table-cell>
          <table:table-cell office:value-type="float" office:value="204.1" calcext:value-type="float">
            <text:p>204.1</text:p>
          </table:table-cell>
          <table:table-cell office:value-type="float" office:value="202.5" calcext:value-type="float">
            <text:p>202.5</text:p>
          </table:table-cell>
          <table:table-cell/>
          <table:table-cell table:style-name="Default"/>
          <table:table-cell table:number-columns-repeated="4"/>
          <table:table-cell table:style-name="ce9"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, см</text:p>
          </table:table-cell>
          <table:table-cell office:value-type="float" office:value="4.02" calcext:value-type="float">
            <text:p>4.02</text:p>
          </table:table-cell>
          <table:table-cell office:value-type="float" office:value="4.05" calcext:value-type="float">
            <text:p>4.05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l, см</text:p>
          </table:table-cell>
          <table:table-cell table:style-name="Default" office:value-type="string" calcext:value-type="string">
            <text:p>L_C</text:p>
          </table:table-cell>
          <table:table-cell office:value-type="string" calcext:value-type="string">
            <text:p>T_1, с</text:p>
          </table:table-cell>
          <table:table-cell office:value-type="string" calcext:value-type="string">
            <text:p>T_2, с</text:p>
          </table:table-cell>
          <table:table-cell table:style-name="Default" office:value-type="string" calcext:value-type="string">
            <text:p>t,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, см</text:p>
          </table:table-cell>
          <table:table-cell table:formula="of:=[$'1.3.2'.B13]/10" office:value-type="float" office:value="4.88" calcext:value-type="float">
            <text:p>4.88</text:p>
          </table:table-cell>
          <table:table-cell table:formula="of:=[$'1.3.2'.B14]/10" office:value-type="float" office:value="4.83" calcext:value-type="float">
            <text:p>4.8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2.0175" calcext:value-type="float">
            <text:p>2.02</text:p>
          </table:table-cell>
          <table:table-cell office:value-type="float" office:value="16.16" calcext:value-type="float">
            <text:p>16.16</text:p>
          </table:table-cell>
          <table:table-cell office:value-type="float" office:value="16.13" calcext:value-type="float">
            <text:p>16.13</text:p>
          </table:table-cell>
          <table:table-cell office:value-type="float" office:value="1.6145" calcext:value-type="float">
            <text:p>1.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, г*м^2</text:p>
          </table:table-cell>
          <table:table-cell table:style-name="ce9" office:value-type="float" office:value="3.065310547" calcext:value-type="float">
            <text:p>3.065</text:p>
          </table:table-cell>
          <table:table-cell table:style-name="ce9" office:value-type="float" office:value="2.980243125" calcext:value-type="float">
            <text:p>2.9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3.0175" calcext:value-type="float">
            <text:p>3.02</text:p>
          </table:table-cell>
          <table:table-cell table:number-columns-repeated="2" office:value-type="float" office:value="17.43" calcext:value-type="float">
            <text:p>17.43</text:p>
          </table:table-cell>
          <table:table-cell office:value-type="float" office:value="1.743" calcext:value-type="float">
            <text:p>1.74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4.0175" calcext:value-type="float">
            <text:p>4.02</text:p>
          </table:table-cell>
          <table:table-cell office:value-type="float" office:value="19.35" calcext:value-type="float">
            <text:p>19.35</text:p>
          </table:table-cell>
          <table:table-cell office:value-type="float" office:value="19.34" calcext:value-type="float">
            <text:p>19.34</text:p>
          </table:table-cell>
          <table:table-cell office:value-type="float" office:value="1.9345" calcext:value-type="float">
            <text:p>1.93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</text:p>
          </table:table-cell>
          <table:table-cell office:value-type="float" office:value="5.0175" calcext:value-type="float">
            <text:p>5.02</text:p>
          </table:table-cell>
          <table:table-cell office:value-type="float" office:value="20.68" calcext:value-type="float">
            <text:p>20.68</text:p>
          </table:table-cell>
          <table:table-cell office:value-type="float" office:value="20.69" calcext:value-type="float">
            <text:p>20.69</text:p>
          </table:table-cell>
          <table:table-cell office:value-type="float" office:value="2.0685" calcext:value-type="float">
            <text:p>2.06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.00</text:p>
          </table:table-cell>
          <table:table-cell office:value-type="float" office:value="6.0175" calcext:value-type="float">
            <text:p>6.02</text:p>
          </table:table-cell>
          <table:table-cell table:number-columns-repeated="2" office:value-type="float" office:value="22.91" calcext:value-type="float">
            <text:p>22.91</text:p>
          </table:table-cell>
          <table:table-cell office:value-type="float" office:value="2.291" calcext:value-type="float">
            <text:p>2.29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.00</text:p>
          </table:table-cell>
          <table:table-cell office:value-type="float" office:value="7.0175" calcext:value-type="float">
            <text:p>7.02</text:p>
          </table:table-cell>
          <table:table-cell office:value-type="float" office:value="24.53" calcext:value-type="float">
            <text:p>24.53</text:p>
          </table:table-cell>
          <table:table-cell office:value-type="float" office:value="24.52" calcext:value-type="float">
            <text:p>24.52</text:p>
          </table:table-cell>
          <table:table-cell office:value-type="float" office:value="2.4525" calcext:value-type="float">
            <text:p>2.45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.00</text:p>
          </table:table-cell>
          <table:table-cell office:value-type="float" office:value="8.0175" calcext:value-type="float">
            <text:p>8.02</text:p>
          </table:table-cell>
          <table:table-cell office:value-type="float" office:value="26.6" calcext:value-type="float">
            <text:p>26.6</text:p>
          </table:table-cell>
          <table:table-cell office:value-type="float" office:value="26.58" calcext:value-type="float">
            <text:p>26.58</text:p>
          </table:table-cell>
          <table:table-cell office:value-type="float" office:value="2.659" calcext:value-type="float">
            <text:p>2.65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.00</text:p>
          </table:table-cell>
          <table:table-cell office:value-type="float" office:value="9.0175" calcext:value-type="float">
            <text:p>9.02</text:p>
          </table:table-cell>
          <table:table-cell table:number-columns-repeated="2" office:value-type="float" office:value="29.01" calcext:value-type="float">
            <text:p>29.01</text:p>
          </table:table-cell>
          <table:table-cell office:value-type="float" office:value="2.901" calcext:value-type="float">
            <text:p>2.90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.00</text:p>
          </table:table-cell>
          <table:table-cell office:value-type="float" office:value="10.0175" calcext:value-type="float">
            <text:p>10.02</text:p>
          </table:table-cell>
          <table:table-cell table:number-columns-repeated="2" office:value-type="float" office:value="31.72" calcext:value-type="float">
            <text:p>31.72</text:p>
          </table:table-cell>
          <table:table-cell office:value-type="float" office:value="3.172" calcext:value-type="float">
            <text:p>3.17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.00</text:p>
          </table:table-cell>
          <table:table-cell office:value-type="float" office:value="11.0175" calcext:value-type="float">
            <text:p>11.02</text:p>
          </table:table-cell>
          <table:table-cell office:value-type="float" office:value="33.6" calcext:value-type="float">
            <text:p>33.6</text:p>
          </table:table-cell>
          <table:table-cell office:value-type="float" office:value="33.61" calcext:value-type="float">
            <text:p>33.61</text:p>
          </table:table-cell>
          <table:table-cell office:value-type="float" office:value="3.3605" calcext:value-type="float">
            <text:p>3.36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.00</text:p>
          </table:table-cell>
          <table:table-cell office:value-type="float" office:value="12.0175" calcext:value-type="float">
            <text:p>12.02</text:p>
          </table:table-cell>
          <table:table-cell office:value-type="float" office:value="36.38" calcext:value-type="float">
            <text:p>36.38</text:p>
          </table:table-cell>
          <table:table-cell office:value-type="float" office:value="36.39" calcext:value-type="float">
            <text:p>36.39</text:p>
          </table:table-cell>
          <table:table-cell office:value-type="float" office:value="3.6385" calcext:value-type="float">
            <text:p>3.63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.00</text:p>
          </table:table-cell>
          <table:table-cell office:value-type="float" office:value="13.0175" calcext:value-type="float">
            <text:p>13.02</text:p>
          </table:table-cell>
          <table:table-cell office:value-type="float" office:value="38.87" calcext:value-type="float">
            <text:p>38.87</text:p>
          </table:table-cell>
          <table:table-cell office:value-type="float" office:value="38.88" calcext:value-type="float">
            <text:p>38.88</text:p>
          </table:table-cell>
          <table:table-cell office:value-type="float" office:value="3.8875" calcext:value-type="float">
            <text:p>3.88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.00</text:p>
          </table:table-cell>
          <table:table-cell office:value-type="float" office:value="14.0175" calcext:value-type="float">
            <text:p>14.02</text:p>
          </table:table-cell>
          <table:table-cell office:value-type="float" office:value="41.4" calcext:value-type="float">
            <text:p>41.4</text:p>
          </table:table-cell>
          <table:table-cell office:value-type="float" office:value="41.41" calcext:value-type="float">
            <text:p>41.41</text:p>
          </table:table-cell>
          <table:table-cell office:value-type="float" office:value="4.1405" calcext:value-type="float">
            <text:p>4.14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.00</text:p>
          </table:table-cell>
          <table:table-cell office:value-type="float" office:value="15.0175" calcext:value-type="float">
            <text:p>15.02</text:p>
          </table:table-cell>
          <table:table-cell table:number-columns-repeated="2" office:value-type="float" office:value="43.76" calcext:value-type="float">
            <text:p>43.76</text:p>
          </table:table-cell>
          <table:table-cell office:value-type="float" office:value="4.376" calcext:value-type="float">
            <text:p>4.37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.00</text:p>
          </table:table-cell>
          <table:table-cell office:value-type="float" office:value="16.0175" calcext:value-type="float">
            <text:p>16.02</text:p>
          </table:table-cell>
          <table:table-cell table:number-columns-repeated="2" office:value-type="float" office:value="46.3" calcext:value-type="float">
            <text:p>46.3</text:p>
          </table:table-cell>
          <table:table-cell office:value-type="float" office:value="4.63" calcext:value-type="float">
            <text:p>4.63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.00</text:p>
          </table:table-cell>
          <table:table-cell office:value-type="float" office:value="17.0175" calcext:value-type="float">
            <text:p>17.02</text:p>
          </table:table-cell>
          <table:table-cell table:number-columns-repeated="2" office:value-type="float" office:value="48.79" calcext:value-type="float">
            <text:p>48.79</text:p>
          </table:table-cell>
          <table:table-cell office:value-type="float" office:value="4.879" calcext:value-type="float">
            <text:p>4.879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.00</text:p>
          </table:table-cell>
          <table:table-cell office:value-type="float" office:value="18.0175" calcext:value-type="float">
            <text:p>18.02</text:p>
          </table:table-cell>
          <table:table-cell office:value-type="float" office:value="51.37" calcext:value-type="float">
            <text:p>51.37</text:p>
          </table:table-cell>
          <table:table-cell office:value-type="float" office:value="51.36" calcext:value-type="float">
            <text:p>51.36</text:p>
          </table:table-cell>
          <table:table-cell office:value-type="float" office:value="5.1365" calcext:value-type="float">
            <text:p>5.137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7" number:min-decimal-places="17" number:min-integer-digits="1"/>
    </number:number-style>
    <number:number-style style:name="N136">
      <number:number number:decimal-places="1" number:min-decimal-places="1" number:min-integer-digits="1"/>
    </number:number-style>
    <number:number-style style:name="N135">
      <number:number number:decimal-places="13" number:min-decimal-places="13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1:07:46.288584935</meta:creation-date>
    <dc:date>2023-12-05T20:13:13.587747460</dc:date>
    <meta:editing-duration>P2DT12H35M19S</meta:editing-duration>
    <meta:editing-cycles>141</meta:editing-cycles>
    <meta:generator>LibreOffice/7.3.7.2$Linux_X86_64 LibreOffice_project/30$Build-2</meta:generator>
    <meta:document-statistic meta:table-count="4" meta:cell-count="1029" meta:object-count="0"/>
  </office:meta>
</office:document-meta>
</file>